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'DejaVu Sans Mono'" style:font-family-generic="modern" style:font-pitch="fixed"/>
    <style:font-face style:name="Liberation Mono1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2" style:family="table-cell" style:parent-style-name="Default">
      <style:text-properties fo:color="#999999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 style:data-style-name="N70">
      <style:table-cell-properties fo:background-color="#81d41a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70"/>
    <style:style style:name="ce18" style:family="table-cell" style:parent-style-name="Default" style:data-style-name="N70">
      <style:text-properties fo:color="#999999"/>
    </style:style>
    <style:style style:name="ce19" style:family="table-cell" style:parent-style-name="Default" style:data-style-name="N0"/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4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26487.238345" calcext:value-type="float">
            <text:p>26487.238345</text:p>
          </table:table-cell>
          <table:table-cell table:formula="of:=[.H2]/24/365" office:value-type="float" office:value="3.02365734531963" calcext:value-type="float">
            <text:p>3.02365734531963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Paleognathae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Mirandornith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ccipitr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nser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31" calcext:value-type="float">
            <text:p>33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po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Bucerot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aprimulg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icon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8"/>
          <table:table-cell table:style-name="ce12" office:value-type="string" calcext:value-type="string">
            <text:p>s</text:p>
          </table:table-cell>
          <table:table-cell table:style-name="ce12" table:number-columns-repeated="1009"/>
        </table:table-row>
        <table:table-row table:style-name="ro1"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lumb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rac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ucul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Falcon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Gall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Musophag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Oti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elecan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odiciped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rocellari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sittac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terocl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phenisc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trig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uliformes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inam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rogon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Buceroti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Charadri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Grui <text:s text:c="7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Ralli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Scolopac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fam_lvl_fam_Menuroidea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0.88889" calcext:value-type="float">
            <text:p>50.88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99389" calcext:value-type="float">
            <text:p>39.99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7.25667" calcext:value-type="float">
            <text:p>57.25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92556" calcext:value-type="float">
            <text:p>52.9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8944" calcext:value-type="float">
            <text:p>47.18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62278" calcext:value-type="float">
            <text:p>49.62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8975" calcext:value-type="float">
            <text:p>39.89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4.17833" calcext:value-type="float">
            <text:p>54.178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62.19722" calcext:value-type="float">
            <text:p>62.19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5.69444" calcext:value-type="float">
            <text:p>55.69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1175" calcext:value-type="float">
            <text:p>53.1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83056" calcext:value-type="float">
            <text:p>53.8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1.9325" calcext:value-type="float">
            <text:p>51.93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5.25278" calcext:value-type="float">
            <text:p>45.25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" calcext:value-type="float">
            <text:p>4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53639" calcext:value-type="float">
            <text:p>44.536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0389" calcext:value-type="float">
            <text:p>41.3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93361" calcext:value-type="float">
            <text:p>41.93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05028" calcext:value-type="float">
            <text:p>49.05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5528" calcext:value-type="float">
            <text:p>41.75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5694" calcext:value-type="float">
            <text:p>47.15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" calcext:value-type="float">
            <text:p>41.6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7806" calcext:value-type="float">
            <text:p>41.77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8.5525" calcext:value-type="float">
            <text:p>48.5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06056" calcext:value-type="float">
            <text:p>52.06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83694" calcext:value-type="float">
            <text:p>44.83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611" calcext:value-type="float">
            <text:p>41.69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05944" calcext:value-type="float">
            <text:p>41.0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46444" calcext:value-type="float">
            <text:p>41.46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3972" calcext:value-type="float">
            <text:p>41.63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6.4725" calcext:value-type="float">
            <text:p>46.47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19111" calcext:value-type="float">
            <text:p>41.19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3944" calcext:value-type="float">
            <text:p>41.73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083" calcext:value-type="float">
            <text:p>41.7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4333" calcext:value-type="float">
            <text:p>41.34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333" calcext:value-type="float">
            <text:p>41.72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417" calcext:value-type="float">
            <text:p>37.7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6583" calcext:value-type="float">
            <text:p>41.66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2806" calcext:value-type="float">
            <text:p>37.72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361" calcext:value-type="float">
            <text:p>37.66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7306" calcext:value-type="float">
            <text:p>37.77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2556" calcext:value-type="float">
            <text:p>37.8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389" calcext:value-type="float">
            <text:p>37.7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0417" calcext:value-type="float">
            <text:p>37.8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75" calcext:value-type="float">
            <text:p>37.66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9556" calcext:value-type="float">
            <text:p>37.79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5.22083" calcext:value-type="float">
            <text:p>55.2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9" calcext:value-type="float">
            <text:p>21.2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3" calcext:value-type="float">
            <text:p>951833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4" calcext:value-type="float">
            <text:p>91593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9528" calcext:value-type="float">
            <text:p>21.195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4" calcext:value-type="float">
            <text:p>9518334</text:p>
          </table:table-cell>
          <table:table-cell/>
          <table:table-cell office:value-type="float" office:value="56.71667" calcext:value-type="float">
            <text:p>56.71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5" calcext:value-type="float">
            <text:p>91593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01278" calcext:value-type="float">
            <text:p>60.01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5" calcext:value-type="float">
            <text:p>9518335</text:p>
          </table:table-cell>
          <table:table-cell/>
          <table:table-cell office:value-type="float" office:value="52.17389" calcext:value-type="float">
            <text:p>52.17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6" calcext:value-type="float">
            <text:p>91593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3722" calcext:value-type="float">
            <text:p>22.93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6" calcext:value-type="float">
            <text:p>9518336</text:p>
          </table:table-cell>
          <table:table-cell/>
          <table:table-cell office:value-type="float" office:value="53.52333" calcext:value-type="float">
            <text:p>53.52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7" calcext:value-type="float">
            <text:p>91593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8889" calcext:value-type="float">
            <text:p>23.18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7" calcext:value-type="float">
            <text:p>9518337</text:p>
          </table:table-cell>
          <table:table-cell/>
          <table:table-cell office:value-type="float" office:value="51.14222" calcext:value-type="float">
            <text:p>51.14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8" calcext:value-type="float">
            <text:p>91593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2222" calcext:value-type="float">
            <text:p>23.22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8" calcext:value-type="float">
            <text:p>9518338</text:p>
          </table:table-cell>
          <table:table-cell/>
          <table:table-cell office:value-type="float" office:value="53.63694" calcext:value-type="float">
            <text:p>53.63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9" calcext:value-type="float">
            <text:p>91593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85" calcext:value-type="float">
            <text:p>23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9" calcext:value-type="float">
            <text:p>9518339</text:p>
          </table:table-cell>
          <table:table-cell/>
          <table:table-cell office:value-type="float" office:value="48.9075" calcext:value-type="float">
            <text:p>48.90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0" calcext:value-type="float">
            <text:p>91593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5278" calcext:value-type="float">
            <text:p>21.15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0" calcext:value-type="float">
            <text:p>9518340</text:p>
          </table:table-cell>
          <table:table-cell/>
          <table:table-cell office:value-type="float" office:value="53.43944" calcext:value-type="float">
            <text:p>53.439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1" calcext:value-type="float">
            <text:p>91593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7056" calcext:value-type="float">
            <text:p>22.870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1" calcext:value-type="float">
            <text:p>9518341</text:p>
          </table:table-cell>
          <table:table-cell/>
          <table:table-cell office:value-type="float" office:value="50.4975" calcext:value-type="float">
            <text:p>50.49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2" calcext:value-type="float">
            <text:p>91593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32889" calcext:value-type="float">
            <text:p>56.32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2" calcext:value-type="float">
            <text:p>9518342</text:p>
          </table:table-cell>
          <table:table-cell/>
          <table:table-cell office:value-type="float" office:value="51.85611" calcext:value-type="float">
            <text:p>51.85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3" calcext:value-type="float">
            <text:p>91593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12611" calcext:value-type="float">
            <text:p>22.126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3" calcext:value-type="float">
            <text:p>9518343</text:p>
          </table:table-cell>
          <table:table-cell/>
          <table:table-cell office:value-type="float" office:value="56.10444" calcext:value-type="float">
            <text:p>56.10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4" calcext:value-type="float">
            <text:p>91593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95222" calcext:value-type="float">
            <text:p>26.95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4" calcext:value-type="float">
            <text:p>9518344</text:p>
          </table:table-cell>
          <table:table-cell/>
          <table:table-cell office:value-type="float" office:value="47.15861" calcext:value-type="float">
            <text:p>47.15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5" calcext:value-type="float">
            <text:p>91593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22083" calcext:value-type="float">
            <text:p>28.22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5" calcext:value-type="float">
            <text:p>951834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6" calcext:value-type="float">
            <text:p>91593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5361" calcext:value-type="float">
            <text:p>27.35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6" calcext:value-type="float">
            <text:p>9518346</text:p>
          </table:table-cell>
          <table:table-cell/>
          <table:table-cell office:value-type="float" office:value="55.72444" calcext:value-type="float">
            <text:p>55.72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7" calcext:value-type="float">
            <text:p>91593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99694" calcext:value-type="float">
            <text:p>27.99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7" calcext:value-type="float">
            <text:p>9518347</text:p>
          </table:table-cell>
          <table:table-cell/>
          <table:table-cell office:value-type="float" office:value="68.71472" calcext:value-type="float">
            <text:p>68.71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8" calcext:value-type="float">
            <text:p>91593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8194" calcext:value-type="float">
            <text:p>23.2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8" calcext:value-type="float">
            <text:p>9518348</text:p>
          </table:table-cell>
          <table:table-cell/>
          <table:table-cell office:value-type="float" office:value="44.81778" calcext:value-type="float">
            <text:p>44.8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9" calcext:value-type="float">
            <text:p>91593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72778" calcext:value-type="float">
            <text:p>27.72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9" calcext:value-type="float">
            <text:p>9518349</text:p>
          </table:table-cell>
          <table:table-cell/>
          <table:table-cell office:value-type="float" office:value="60.93778" calcext:value-type="float">
            <text:p>60.93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0" calcext:value-type="float">
            <text:p>91594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85083" calcext:value-type="float">
            <text:p>27.85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0" calcext:value-type="float">
            <text:p>9518350</text:p>
          </table:table-cell>
          <table:table-cell/>
          <table:table-cell office:value-type="float" office:value="44.49917" calcext:value-type="float">
            <text:p>44.49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1" calcext:value-type="float">
            <text:p>91594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02278" calcext:value-type="float">
            <text:p>27.02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1" calcext:value-type="float">
            <text:p>9518351</text:p>
          </table:table-cell>
          <table:table-cell/>
          <table:table-cell table:style-name="ce15" office:value-type="float" office:value="62.10528" calcext:value-type="float">
            <text:p>62.10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2" calcext:value-type="float">
            <text:p>91594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01194" calcext:value-type="float">
            <text:p>32.01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2" calcext:value-type="float">
            <text:p>9518352</text:p>
          </table:table-cell>
          <table:table-cell/>
          <table:table-cell office:value-type="float" office:value="52.04667" calcext:value-type="float">
            <text:p>52.0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3" calcext:value-type="float">
            <text:p>91594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2556" calcext:value-type="float">
            <text:p>28.12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3" calcext:value-type="float">
            <text:p>9518353</text:p>
          </table:table-cell>
          <table:table-cell/>
          <table:table-cell table:style-name="ce15" office:value-type="float" office:value="58.05694" calcext:value-type="float">
            <text:p>58.05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4" calcext:value-type="float">
            <text:p>91594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075" calcext:value-type="float">
            <text:p>29.40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4" calcext:value-type="float">
            <text:p>9518354</text:p>
          </table:table-cell>
          <table:table-cell/>
          <table:table-cell table:style-name="ce15" office:value-type="float" office:value="57.41806" calcext:value-type="float">
            <text:p>57.41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5" calcext:value-type="float">
            <text:p>91594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86194" calcext:value-type="float">
            <text:p>26.86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5" calcext:value-type="float">
            <text:p>9518355</text:p>
          </table:table-cell>
          <table:table-cell/>
          <table:table-cell table:style-name="ce15" office:value-type="float" office:value="52.79167" calcext:value-type="float">
            <text:p>52.79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6" calcext:value-type="float">
            <text:p>91594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915" calcext:value-type="float">
            <text:p>26.9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6" calcext:value-type="float">
            <text:p>9518356</text:p>
          </table:table-cell>
          <table:table-cell/>
          <table:table-cell table:style-name="ce15" office:value-type="float" office:value="57.28" calcext:value-type="float">
            <text:p>57.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7" calcext:value-type="float">
            <text:p>91594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2944" calcext:value-type="float">
            <text:p>29.42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7" calcext:value-type="float">
            <text:p>9518357</text:p>
          </table:table-cell>
          <table:table-cell/>
          <table:table-cell table:style-name="ce15" office:value-type="float" office:value="61.42611" calcext:value-type="float">
            <text:p>61.42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8" calcext:value-type="float">
            <text:p>91594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61472" calcext:value-type="float">
            <text:p>30.61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8" calcext:value-type="float">
            <text:p>9518358</text:p>
          </table:table-cell>
          <table:table-cell/>
          <table:table-cell table:style-name="ce15" office:value-type="float" office:value="58.46806" calcext:value-type="float">
            <text:p>58.46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9" calcext:value-type="float">
            <text:p>91594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28944" calcext:value-type="float">
            <text:p>28.28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9" calcext:value-type="float">
            <text:p>9518359</text:p>
          </table:table-cell>
          <table:table-cell/>
          <table:table-cell table:style-name="ce15" office:value-type="float" office:value="57.4575" calcext:value-type="float">
            <text:p>57.45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0" calcext:value-type="float">
            <text:p>91594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42917" calcext:value-type="float">
            <text:p>28.4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0" calcext:value-type="float">
            <text:p>9518360</text:p>
          </table:table-cell>
          <table:table-cell/>
          <table:table-cell table:style-name="ce15" office:value-type="float" office:value="50.61528" calcext:value-type="float">
            <text:p>50.6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1" calcext:value-type="float">
            <text:p>91594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66972" calcext:value-type="float">
            <text:p>28.66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1" calcext:value-type="float">
            <text:p>9518361</text:p>
          </table:table-cell>
          <table:table-cell/>
          <table:table-cell table:style-name="ce15" office:value-type="float" office:value="50.52167" calcext:value-type="float">
            <text:p>50.52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2" calcext:value-type="float">
            <text:p>91594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3.64" calcext:value-type="float">
            <text:p>33.6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2" calcext:value-type="float">
            <text:p>9518362</text:p>
          </table:table-cell>
          <table:table-cell/>
          <table:table-cell table:style-name="ce15" office:value-type="float" office:value="43.85222" calcext:value-type="float">
            <text:p>43.85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3" calcext:value-type="float">
            <text:p>91594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41806" calcext:value-type="float">
            <text:p>31.4180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3" calcext:value-type="float">
            <text:p>9518363</text:p>
          </table:table-cell>
          <table:table-cell/>
          <table:table-cell table:style-name="ce15" office:value-type="float" office:value="50.31167" calcext:value-type="float">
            <text:p>50.31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4" calcext:value-type="float">
            <text:p>91594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68694" calcext:value-type="float">
            <text:p>28.6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4" calcext:value-type="float">
            <text:p>9518364</text:p>
          </table:table-cell>
          <table:table-cell/>
          <table:table-cell table:style-name="ce15" office:value-type="float" office:value="51.45917" calcext:value-type="float">
            <text:p>51.45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5" calcext:value-type="float">
            <text:p>91594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7389" calcext:value-type="float">
            <text:p>27.3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5" calcext:value-type="float">
            <text:p>9518365</text:p>
          </table:table-cell>
          <table:table-cell/>
          <table:table-cell table:style-name="ce15" office:value-type="float" office:value="41.34417" calcext:value-type="float">
            <text:p>41.344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6" calcext:value-type="float">
            <text:p>91594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2111" calcext:value-type="float">
            <text:p>32.22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6" calcext:value-type="float">
            <text:p>9518366</text:p>
          </table:table-cell>
          <table:table-cell/>
          <table:table-cell table:style-name="ce15" office:value-type="float" office:value="46.08694" calcext:value-type="float">
            <text:p>46.08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7" calcext:value-type="float">
            <text:p>91594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77333" calcext:value-type="float">
            <text:p>31.77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7" calcext:value-type="float">
            <text:p>9518367</text:p>
          </table:table-cell>
          <table:table-cell/>
          <table:table-cell table:style-name="ce15" office:value-type="float" office:value="43.21694" calcext:value-type="float">
            <text:p>43.21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8" calcext:value-type="float">
            <text:p>91594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55194" calcext:value-type="float">
            <text:p>27.5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8" calcext:value-type="float">
            <text:p>9518368</text:p>
          </table:table-cell>
          <table:table-cell/>
          <table:table-cell table:style-name="ce15" office:value-type="float" office:value="48.51778" calcext:value-type="float">
            <text:p>48.5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9" calcext:value-type="float">
            <text:p>91594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4.06472" calcext:value-type="float">
            <text:p>34.06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9" calcext:value-type="float">
            <text:p>9518369</text:p>
          </table:table-cell>
          <table:table-cell/>
          <table:table-cell table:style-name="ce15" office:value-type="float" office:value="50.17056" calcext:value-type="float">
            <text:p>50.170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0" calcext:value-type="float">
            <text:p>91594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18694" calcext:value-type="float">
            <text:p>29.1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0" calcext:value-type="float">
            <text:p>9518370</text:p>
          </table:table-cell>
          <table:table-cell/>
          <table:table-cell table:style-name="ce15" office:value-type="float" office:value="41.51917" calcext:value-type="float">
            <text:p>41.51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1" calcext:value-type="float">
            <text:p>91594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67389" calcext:value-type="float">
            <text:p>56.6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1" calcext:value-type="float">
            <text:p>9518371</text:p>
          </table:table-cell>
          <table:table-cell/>
          <table:table-cell table:style-name="ce15" office:value-type="float" office:value="41.00972" calcext:value-type="float">
            <text:p>41.009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2" calcext:value-type="float">
            <text:p>91594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0889" calcext:value-type="float">
            <text:p>21.10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2" calcext:value-type="float">
            <text:p>9518372</text:p>
          </table:table-cell>
          <table:table-cell/>
          <table:table-cell table:style-name="ce15" office:value-type="float" office:value="65.73222" calcext:value-type="float">
            <text:p>65.73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3" calcext:value-type="float">
            <text:p>91594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5389" calcext:value-type="float">
            <text:p>22.85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3" calcext:value-type="float">
            <text:p>9518373</text:p>
          </table:table-cell>
          <table:table-cell/>
          <table:table-cell table:style-name="ce15" office:value-type="float" office:value="63.92667" calcext:value-type="float">
            <text:p>63.92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4" calcext:value-type="float">
            <text:p>91594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97944" calcext:value-type="float">
            <text:p>29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4" calcext:value-type="float">
            <text:p>9518374</text:p>
          </table:table-cell>
          <table:table-cell/>
          <table:table-cell table:style-name="ce15" office:value-type="float" office:value="60.98472" calcext:value-type="float">
            <text:p>60.98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5" calcext:value-type="float">
            <text:p>91594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91667" calcext:value-type="float">
            <text:p>29.91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5" calcext:value-type="float">
            <text:p>9518375</text:p>
          </table:table-cell>
          <table:table-cell/>
          <table:table-cell table:style-name="ce15" office:value-type="float" office:value="56.62389" calcext:value-type="float">
            <text:p>56.62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6" calcext:value-type="float">
            <text:p>91594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26389" calcext:value-type="float">
            <text:p>27.2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6" calcext:value-type="float">
            <text:p>9518376</text:p>
          </table:table-cell>
          <table:table-cell/>
          <table:table-cell office:value-type="float" office:value="60.53861" calcext:value-type="float">
            <text:p>60.53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7" calcext:value-type="float">
            <text:p>91594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58333" calcext:value-type="float">
            <text:p>23.58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7" calcext:value-type="float">
            <text:p>9518377</text:p>
          </table:table-cell>
          <table:table-cell/>
          <table:table-cell office:value-type="float" office:value="67.67139" calcext:value-type="float">
            <text:p>67.6713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8" calcext:value-type="float">
            <text:p>91594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1778" calcext:value-type="float">
            <text:p>23.11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8" calcext:value-type="float">
            <text:p>9518378</text:p>
          </table:table-cell>
          <table:table-cell/>
          <table:table-cell office:value-type="float" office:value="64.74611" calcext:value-type="float">
            <text:p>64.74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9" calcext:value-type="float">
            <text:p>91594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3278" calcext:value-type="float">
            <text:p>32.2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9" calcext:value-type="float">
            <text:p>9518379</text:p>
          </table:table-cell>
          <table:table-cell/>
          <table:table-cell office:value-type="float" office:value="70.36333" calcext:value-type="float">
            <text:p>70.36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0" calcext:value-type="float">
            <text:p>91594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3444" calcext:value-type="float">
            <text:p>21.23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0" calcext:value-type="float">
            <text:p>9518380</text:p>
          </table:table-cell>
          <table:table-cell/>
          <table:table-cell office:value-type="float" office:value="65.74667" calcext:value-type="float">
            <text:p>65.7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1" calcext:value-type="float">
            <text:p>91594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5194" calcext:value-type="float">
            <text:p>22.8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1" calcext:value-type="float">
            <text:p>9518381</text:p>
          </table:table-cell>
          <table:table-cell/>
          <table:table-cell office:value-type="float" office:value="47.40167" calcext:value-type="float">
            <text:p>47.40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2" calcext:value-type="float">
            <text:p>91594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315" calcext:value-type="float">
            <text:p>24.3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2" calcext:value-type="float">
            <text:p>9518382</text:p>
          </table:table-cell>
          <table:table-cell/>
          <table:table-cell office:value-type="float" office:value="66.81528" calcext:value-type="float">
            <text:p>66.8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3" calcext:value-type="float">
            <text:p>91594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95556" calcext:value-type="float">
            <text:p>32.95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3" calcext:value-type="float">
            <text:p>9518383</text:p>
          </table:table-cell>
          <table:table-cell/>
          <table:table-cell office:value-type="float" office:value="55.7325" calcext:value-type="float">
            <text:p>55.732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4" calcext:value-type="float">
            <text:p>91594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43389" calcext:value-type="float">
            <text:p>24.43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4" calcext:value-type="float">
            <text:p>9518384</text:p>
          </table:table-cell>
          <table:table-cell/>
          <table:table-cell office:value-type="float" office:value="60.75083" calcext:value-type="float">
            <text:p>60.7508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5" calcext:value-type="float">
            <text:p>91594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3778" calcext:value-type="float">
            <text:p>27.33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5" calcext:value-type="float">
            <text:p>9518385</text:p>
          </table:table-cell>
          <table:table-cell/>
          <table:table-cell office:value-type="float" office:value="61.14389" calcext:value-type="float">
            <text:p>61.14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6" calcext:value-type="float">
            <text:p>91594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33861" calcext:value-type="float">
            <text:p>32.33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6" calcext:value-type="float">
            <text:p>9518386</text:p>
          </table:table-cell>
          <table:table-cell/>
          <table:table-cell office:value-type="float" office:value="60.35889" calcext:value-type="float">
            <text:p>60.358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7" calcext:value-type="float">
            <text:p>91594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48361" calcext:value-type="float">
            <text:p>27.48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7" calcext:value-type="float">
            <text:p>9518387</text:p>
          </table:table-cell>
          <table:table-cell/>
          <table:table-cell office:value-type="float" office:value="71.34111" calcext:value-type="float">
            <text:p>71.341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8" calcext:value-type="float">
            <text:p>91594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83278" calcext:value-type="float">
            <text:p>28.8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8" calcext:value-type="float">
            <text:p>9518388</text:p>
          </table:table-cell>
          <table:table-cell/>
          <table:table-cell office:value-type="float" office:value="70.78167" calcext:value-type="float">
            <text:p>70.78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9" calcext:value-type="float">
            <text:p>91594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2917" calcext:value-type="float">
            <text:p>28.1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9" calcext:value-type="float">
            <text:p>9518389</text:p>
          </table:table-cell>
          <table:table-cell/>
          <table:table-cell office:value-type="float" office:value="70.55361" calcext:value-type="float">
            <text:p>70.553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0" calcext:value-type="float">
            <text:p>91594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84333" calcext:value-type="float">
            <text:p>28.84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0" calcext:value-type="float">
            <text:p>9518390</text:p>
          </table:table-cell>
          <table:table-cell/>
          <table:table-cell office:value-type="float" office:value="67.37194" calcext:value-type="float">
            <text:p>67.371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41" calcext:value-type="float">
            <text:p>91594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085" calcext:value-type="float">
            <text:p>27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1" calcext:value-type="float">
            <text:p>9518391</text:p>
          </table:table-cell>
          <table:table-cell/>
          <table:table-cell office:value-type="float" office:value="64.85167" calcext:value-type="float">
            <text:p>64.85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2" calcext:value-type="float">
            <text:p>91594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00667" calcext:value-type="float">
            <text:p>31.00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2" calcext:value-type="float">
            <text:p>9518392</text:p>
          </table:table-cell>
          <table:table-cell/>
          <table:table-cell office:value-type="float" office:value="58.95083" calcext:value-type="float">
            <text:p>58.95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1" calcext:value-type="float">
            <text:p>91713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00944" calcext:value-type="float">
            <text:p>31.00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3" calcext:value-type="float">
            <text:p>9518393</text:p>
          </table:table-cell>
          <table:table-cell/>
          <table:table-cell office:value-type="float" office:value="47.42861" calcext:value-type="float">
            <text:p>47.42861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2" calcext:value-type="float">
            <text:p>91713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7.95861" calcext:value-type="float">
            <text:p>37.95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4" calcext:value-type="float">
            <text:p>9518394</text:p>
          </table:table-cell>
          <table:table-cell/>
          <table:table-cell office:value-type="float" office:value="66.26389" calcext:value-type="float">
            <text:p>66.263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3" calcext:value-type="float">
            <text:p>91713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475" calcext:value-type="float">
            <text:p>28.14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5" calcext:value-type="float">
            <text:p>9518395</text:p>
          </table:table-cell>
          <table:table-cell/>
          <table:table-cell office:value-type="float" office:value="53.6175" calcext:value-type="float">
            <text:p>53.61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4" calcext:value-type="float">
            <text:p>91713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27083" calcext:value-type="float">
            <text:p>30.27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6" calcext:value-type="float">
            <text:p>9518396</text:p>
          </table:table-cell>
          <table:table-cell/>
          <table:table-cell office:value-type="float" office:value="58.83778" calcext:value-type="float">
            <text:p>58.83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5" calcext:value-type="float">
            <text:p>91713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0194" calcext:value-type="float">
            <text:p>29.40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7" calcext:value-type="float">
            <text:p>9518397</text:p>
          </table:table-cell>
          <table:table-cell/>
          <table:table-cell office:value-type="float" office:value="66.72667" calcext:value-type="float">
            <text:p>66.726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6" calcext:value-type="float">
            <text:p>91713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02028" calcext:value-type="float">
            <text:p>28.02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8" calcext:value-type="float">
            <text:p>9518398</text:p>
          </table:table-cell>
          <table:table-cell/>
          <table:table-cell office:value-type="float" office:value="49.15194" calcext:value-type="float">
            <text:p>49.1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7" calcext:value-type="float">
            <text:p>91713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7111" calcext:value-type="float">
            <text:p>23.07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9" calcext:value-type="float">
            <text:p>9518399</text:p>
          </table:table-cell>
          <table:table-cell/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8" calcext:value-type="float">
            <text:p>91713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58556" calcext:value-type="float">
            <text:p>22.58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0" calcext:value-type="float">
            <text:p>9518400</text:p>
          </table:table-cell>
          <table:table-cell/>
          <table:table-cell office:value-type="float" office:value="51.57417" calcext:value-type="float">
            <text:p>51.57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9" calcext:value-type="float">
            <text:p>91713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86167" calcext:value-type="float">
            <text:p>28.86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1" calcext:value-type="float">
            <text:p>9518401</text:p>
          </table:table-cell>
          <table:table-cell/>
          <table:table-cell office:value-type="float" office:value="58.09833" calcext:value-type="float">
            <text:p>58.09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1" calcext:value-type="float">
            <text:p>91713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5889" calcext:value-type="float">
            <text:p>23.15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2" calcext:value-type="float">
            <text:p>9518402</text:p>
          </table:table-cell>
          <table:table-cell/>
          <table:table-cell office:value-type="float" office:value="47.24333" calcext:value-type="float">
            <text:p>47.24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2" calcext:value-type="float">
            <text:p>91713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99639" calcext:value-type="float">
            <text:p>28.99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3" calcext:value-type="float">
            <text:p>9518403</text:p>
          </table:table-cell>
          <table:table-cell/>
          <table:table-cell office:value-type="float" office:value="50.71833" calcext:value-type="float">
            <text:p>50.7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3" calcext:value-type="float">
            <text:p>91713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5444" calcext:value-type="float">
            <text:p>22.95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4" calcext:value-type="float">
            <text:p>9518404</text:p>
          </table:table-cell>
          <table:table-cell/>
          <table:table-cell office:value-type="float" office:value="58.00583" calcext:value-type="float">
            <text:p>58.005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4" calcext:value-type="float">
            <text:p>91713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2583" calcext:value-type="float">
            <text:p>23.12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5" calcext:value-type="float">
            <text:p>9518405</text:p>
          </table:table-cell>
          <table:table-cell/>
          <table:table-cell office:value-type="float" office:value="47.26472" calcext:value-type="float">
            <text:p>47.26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5" calcext:value-type="float">
            <text:p>91713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48083" calcext:value-type="float">
            <text:p>23.48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6" calcext:value-type="float">
            <text:p>9518406</text:p>
          </table:table-cell>
          <table:table-cell/>
          <table:table-cell office:value-type="float" office:value="47.1725" calcext:value-type="float">
            <text:p>47.172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6" calcext:value-type="float">
            <text:p>91713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3667" calcext:value-type="float">
            <text:p>28.13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7" calcext:value-type="float">
            <text:p>9518407</text:p>
          </table:table-cell>
          <table:table-cell/>
          <table:table-cell office:value-type="float" office:value="53.77083" calcext:value-type="float">
            <text:p>53.77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7" calcext:value-type="float">
            <text:p>91713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63167" calcext:value-type="float">
            <text:p>22.63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8" calcext:value-type="float">
            <text:p>9518408</text:p>
          </table:table-cell>
          <table:table-cell/>
          <table:table-cell office:value-type="float" office:value="58.65194" calcext:value-type="float">
            <text:p>58.6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8" calcext:value-type="float">
            <text:p>91713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40972" calcext:value-type="float">
            <text:p>21.40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9" calcext:value-type="float">
            <text:p>9518409</text:p>
          </table:table-cell>
          <table:table-cell/>
          <table:table-cell office:value-type="float" office:value="62.09917" calcext:value-type="float">
            <text:p>62.099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9" calcext:value-type="float">
            <text:p>91713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2833" calcext:value-type="float">
            <text:p>23.12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0" calcext:value-type="float">
            <text:p>9518410</text:p>
          </table:table-cell>
          <table:table-cell/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0" calcext:value-type="float">
            <text:p>91713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98806" calcext:value-type="float">
            <text:p>28.98806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411" calcext:value-type="float">
            <text:p>9518411</text:p>
          </table:table-cell>
          <table:table-cell/>
          <table:table-cell office:value-type="float" office:value="47.74417" calcext:value-type="float">
            <text:p>47.74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1" calcext:value-type="float">
            <text:p>91713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36389" calcext:value-type="float">
            <text:p>21.3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2" calcext:value-type="float">
            <text:p>9518412</text:p>
          </table:table-cell>
          <table:table-cell/>
          <table:table-cell office:value-type="float" office:value="47.23972" calcext:value-type="float">
            <text:p>47.23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2" calcext:value-type="float">
            <text:p>91713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215" calcext:value-type="float">
            <text:p>22.2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3" calcext:value-type="float">
            <text:p>9518413</text:p>
          </table:table-cell>
          <table:table-cell/>
          <table:table-cell office:value-type="float" office:value="47.20639" calcext:value-type="float">
            <text:p>47.2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3" calcext:value-type="float">
            <text:p>91713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90472" calcext:value-type="float">
            <text:p>32.90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4" calcext:value-type="float">
            <text:p>9518414</text:p>
          </table:table-cell>
          <table:table-cell/>
          <table:table-cell office:value-type="float" office:value="47.49306" calcext:value-type="float">
            <text:p>47.493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4" calcext:value-type="float">
            <text:p>91713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53889" calcext:value-type="float">
            <text:p>27.5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5" calcext:value-type="float">
            <text:p>9518415</text:p>
          </table:table-cell>
          <table:table-cell/>
          <table:table-cell office:value-type="float" office:value="47.44806" calcext:value-type="float">
            <text:p>47.448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5" calcext:value-type="float">
            <text:p>91713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72639" calcext:value-type="float">
            <text:p>28.72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6" calcext:value-type="float">
            <text:p>9518416</text:p>
          </table:table-cell>
          <table:table-cell/>
          <table:table-cell office:value-type="float" office:value="47.27" calcext:value-type="float">
            <text:p>47.2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6" calcext:value-type="float">
            <text:p>91713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28722" calcext:value-type="float">
            <text:p>28.28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7" calcext:value-type="float">
            <text:p>9518417</text:p>
          </table:table-cell>
          <table:table-cell/>
          <table:table-cell office:value-type="float" office:value="47.32083" calcext:value-type="float">
            <text:p>47.32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7" calcext:value-type="float">
            <text:p>91713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75833" calcext:value-type="float">
            <text:p>30.75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8" calcext:value-type="float">
            <text:p>9518418</text:p>
          </table:table-cell>
          <table:table-cell/>
          <table:table-cell office:value-type="float" office:value="63.865" calcext:value-type="float">
            <text:p>63.86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8" calcext:value-type="float">
            <text:p>91713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16028" calcext:value-type="float">
            <text:p>31.16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9" calcext:value-type="float">
            <text:p>9518419</text:p>
          </table:table-cell>
          <table:table-cell/>
          <table:table-cell table:style-name="ce15" office:value-type="float" office:value="60.84167" calcext:value-type="float">
            <text:p>60.841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9" calcext:value-type="float">
            <text:p>91713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8222" calcext:value-type="float">
            <text:p>23.08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0" calcext:value-type="float">
            <text:p>9518420</text:p>
          </table:table-cell>
          <table:table-cell/>
          <table:table-cell table:style-name="ce15" office:value-type="float" office:value="60.76972" calcext:value-type="float">
            <text:p>60.76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0" calcext:value-type="float">
            <text:p>91713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90139" calcext:value-type="float">
            <text:p>20.901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1" calcext:value-type="float">
            <text:p>9518421</text:p>
          </table:table-cell>
          <table:table-cell/>
          <table:table-cell table:style-name="ce15" office:value-type="float" office:value="50.33333" calcext:value-type="float">
            <text:p>50.33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1" calcext:value-type="float">
            <text:p>91713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78194" calcext:value-type="float">
            <text:p>21.7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2" calcext:value-type="float">
            <text:p>9518422</text:p>
          </table:table-cell>
          <table:table-cell/>
          <table:table-cell table:style-name="ce15" office:value-type="float" office:value="64.39722" calcext:value-type="float">
            <text:p>64.3972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2" calcext:value-type="float">
            <text:p>91713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7.66417" calcext:value-type="float">
            <text:p>37.664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3" calcext:value-type="float">
            <text:p>9518423</text:p>
          </table:table-cell>
          <table:table-cell/>
          <table:table-cell table:style-name="ce15" office:value-type="float" office:value="56.12056" calcext:value-type="float">
            <text:p>56.1205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3" calcext:value-type="float">
            <text:p>91713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6583" calcext:value-type="float">
            <text:p>23.26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4" calcext:value-type="float">
            <text:p>9518424</text:p>
          </table:table-cell>
          <table:table-cell/>
          <table:table-cell table:style-name="ce15" office:value-type="float" office:value="59.7575" calcext:value-type="float">
            <text:p>59.75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4" calcext:value-type="float">
            <text:p>91713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7944" calcext:value-type="float">
            <text:p>22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5" calcext:value-type="float">
            <text:p>9518425</text:p>
          </table:table-cell>
          <table:table-cell/>
          <table:table-cell table:style-name="ce15" office:value-type="float" office:value="54.4475" calcext:value-type="float">
            <text:p>54.44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5" calcext:value-type="float">
            <text:p>91713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3583" calcext:value-type="float">
            <text:p>23.13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6" calcext:value-type="float">
            <text:p>9518426</text:p>
          </table:table-cell>
          <table:table-cell/>
          <table:table-cell table:style-name="ce15" office:value-type="float" office:value="47.22889" calcext:value-type="float">
            <text:p>47.228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6" calcext:value-type="float">
            <text:p>91713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65028" calcext:value-type="float">
            <text:p>22.65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7" calcext:value-type="float">
            <text:p>9518427</text:p>
          </table:table-cell>
          <table:table-cell/>
          <table:table-cell table:style-name="ce15" office:value-type="float" office:value="56.47139" calcext:value-type="float">
            <text:p>56.471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7" calcext:value-type="float">
            <text:p>91713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59944" calcext:value-type="float">
            <text:p>22.59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8" calcext:value-type="float">
            <text:p>9518428</text:p>
          </table:table-cell>
          <table:table-cell/>
          <table:table-cell table:style-name="ce15" office:value-type="float" office:value="58.85278" calcext:value-type="float">
            <text:p>58.852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8" calcext:value-type="float">
            <text:p>91713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9" calcext:value-type="float">
            <text:p>23.1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9" calcext:value-type="float">
            <text:p>9518429</text:p>
          </table:table-cell>
          <table:table-cell/>
          <table:table-cell table:style-name="ce15" office:value-type="float" office:value="47.30778" calcext:value-type="float">
            <text:p>47.30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9" calcext:value-type="float">
            <text:p>91713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31028" calcext:value-type="float">
            <text:p>31.31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0" calcext:value-type="float">
            <text:p>9518430</text:p>
          </table:table-cell>
          <table:table-cell/>
          <table:table-cell table:style-name="ce15" office:value-type="float" office:value="47.33472" calcext:value-type="float">
            <text:p>47.33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0" calcext:value-type="float">
            <text:p>91713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3889" calcext:value-type="float">
            <text:p>23.2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1" calcext:value-type="float">
            <text:p>9518431</text:p>
          </table:table-cell>
          <table:table-cell/>
          <table:table-cell table:style-name="ce15" office:value-type="float" office:value="63.80639" calcext:value-type="float">
            <text:p>63.8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1" calcext:value-type="float">
            <text:p>91713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5222" calcext:value-type="float">
            <text:p>23.15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39" calcext:value-type="float">
            <text:p>9549239</text:p>
          </table:table-cell>
          <table:table-cell/>
          <table:table-cell office:value-type="float" office:value="47.24194" calcext:value-type="float">
            <text:p>47.24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29" calcext:value-type="float">
            <text:p>92280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8972" calcext:value-type="float">
            <text:p>23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0" calcext:value-type="float">
            <text:p>9549240</text:p>
          </table:table-cell>
          <table:table-cell/>
          <table:table-cell office:value-type="float" office:value="47.20056" calcext:value-type="float">
            <text:p>47.20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0" calcext:value-type="float">
            <text:p>92280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385" calcext:value-type="float">
            <text:p>23.38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1" calcext:value-type="float">
            <text:p>9549241</text:p>
          </table:table-cell>
          <table:table-cell/>
          <table:table-cell office:value-type="float" office:value="47.16528" calcext:value-type="float">
            <text:p>47.1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1" calcext:value-type="float">
            <text:p>92280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08778" calcext:value-type="float">
            <text:p>28.08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2" calcext:value-type="float">
            <text:p>9549242</text:p>
          </table:table-cell>
          <table:table-cell/>
          <table:table-cell office:value-type="float" office:value="47.48889" calcext:value-type="float">
            <text:p>47.48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2" calcext:value-type="float">
            <text:p>92280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52194" calcext:value-type="float">
            <text:p>31.52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3" calcext:value-type="float">
            <text:p>9549243</text:p>
          </table:table-cell>
          <table:table-cell/>
          <table:table-cell office:value-type="float" office:value="60.49611" calcext:value-type="float">
            <text:p>60.496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3" calcext:value-type="float">
            <text:p>92280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55667" calcext:value-type="float">
            <text:p>28.556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4" calcext:value-type="float">
            <text:p>9549244</text:p>
          </table:table-cell>
          <table:table-cell/>
          <table:table-cell office:value-type="float" office:value="52.99056" calcext:value-type="float">
            <text:p>52.99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4" calcext:value-type="float">
            <text:p>92280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6806" calcext:value-type="float">
            <text:p>23.1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5" calcext:value-type="float">
            <text:p>9549245</text:p>
          </table:table-cell>
          <table:table-cell/>
          <table:table-cell office:value-type="float" office:value="47.19083" calcext:value-type="float">
            <text:p>47.1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5" calcext:value-type="float">
            <text:p>92280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1306" calcext:value-type="float">
            <text:p>23.21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6" calcext:value-type="float">
            <text:p>9549246</text:p>
          </table:table-cell>
          <table:table-cell/>
          <table:table-cell office:value-type="float" office:value="47.81167" calcext:value-type="float">
            <text:p>47.811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6" calcext:value-type="float">
            <text:p>92280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2306" calcext:value-type="float">
            <text:p>23.02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7" calcext:value-type="float">
            <text:p>9549247</text:p>
          </table:table-cell>
          <table:table-cell/>
          <table:table-cell office:value-type="float" office:value="45.11417" calcext:value-type="float">
            <text:p>45.11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7" calcext:value-type="float">
            <text:p>92280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3972" calcext:value-type="float">
            <text:p>23.13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8" calcext:value-type="float">
            <text:p>9549248</text:p>
          </table:table-cell>
          <table:table-cell/>
          <table:table-cell office:value-type="float" office:value="63.73" calcext:value-type="float">
            <text:p>63.7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8" calcext:value-type="float">
            <text:p>92280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14222" calcext:value-type="float">
            <text:p>29.14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9" calcext:value-type="float">
            <text:p>9549249</text:p>
          </table:table-cell>
          <table:table-cell/>
          <table:table-cell office:value-type="float" office:value="61.48944" calcext:value-type="float">
            <text:p>61.48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9" calcext:value-type="float">
            <text:p>92280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5389" calcext:value-type="float">
            <text:p>27.35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0" calcext:value-type="float">
            <text:p>9549250</text:p>
          </table:table-cell>
          <table:table-cell/>
          <table:table-cell office:value-type="float" office:value="60.57472" calcext:value-type="float">
            <text:p>60.574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0" calcext:value-type="float">
            <text:p>92280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65472" calcext:value-type="float">
            <text:p>22.654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1" calcext:value-type="float">
            <text:p>9549251</text:p>
          </table:table-cell>
          <table:table-cell/>
          <table:table-cell office:value-type="float" office:value="51.15528" calcext:value-type="float">
            <text:p>51.15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1" calcext:value-type="float">
            <text:p>92280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41917" calcext:value-type="float">
            <text:p>32.4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2" calcext:value-type="float">
            <text:p>9549252</text:p>
          </table:table-cell>
          <table:table-cell/>
          <table:table-cell office:value-type="float" office:value="54.01194" calcext:value-type="float">
            <text:p>54.01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2" calcext:value-type="float">
            <text:p>92280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03694" calcext:value-type="float">
            <text:p>29.03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3" calcext:value-type="float">
            <text:p>9549253</text:p>
          </table:table-cell>
          <table:table-cell/>
          <table:table-cell office:value-type="float" office:value="51.29528" calcext:value-type="float">
            <text:p>51.29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3" calcext:value-type="float">
            <text:p>92280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1583" calcext:value-type="float">
            <text:p>23.21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4" calcext:value-type="float">
            <text:p>9549254</text:p>
          </table:table-cell>
          <table:table-cell/>
          <table:table-cell office:value-type="float" office:value="66.54556" calcext:value-type="float">
            <text:p>66.54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4" calcext:value-type="float">
            <text:p>92280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13722" calcext:value-type="float">
            <text:p>32.13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5" calcext:value-type="float">
            <text:p>9549255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5" calcext:value-type="float">
            <text:p>92280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38833" calcext:value-type="float">
            <text:p>30.38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6" calcext:value-type="float">
            <text:p>9549256</text:p>
          </table:table-cell>
          <table:table-cell/>
          <table:table-cell office:value-type="float" office:value="56.12667" calcext:value-type="float">
            <text:p>56.126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6" calcext:value-type="float">
            <text:p>92280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58861" calcext:value-type="float">
            <text:p>29.58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7" calcext:value-type="float">
            <text:p>9549257</text:p>
          </table:table-cell>
          <table:table-cell/>
          <table:table-cell office:value-type="float" office:value="67.15306" calcext:value-type="float">
            <text:p>67.15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7" calcext:value-type="float">
            <text:p>92280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35" calcext:value-type="float">
            <text:p>23.03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8" calcext:value-type="float">
            <text:p>9549258</text:p>
          </table:table-cell>
          <table:table-cell/>
          <table:table-cell office:value-type="float" office:value="56.00222" calcext:value-type="float">
            <text:p>56.002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8" calcext:value-type="float">
            <text:p>92280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56167" calcext:value-type="float">
            <text:p>24.561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9" calcext:value-type="float">
            <text:p>9549259</text:p>
          </table:table-cell>
          <table:table-cell/>
          <table:table-cell office:value-type="float" office:value="61.29778" calcext:value-type="float">
            <text:p>61.29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9" calcext:value-type="float">
            <text:p>92280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1639" calcext:value-type="float">
            <text:p>23.21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0" calcext:value-type="float">
            <text:p>9549260</text:p>
          </table:table-cell>
          <table:table-cell/>
          <table:table-cell office:value-type="float" office:value="51.97944" calcext:value-type="float">
            <text:p>51.97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0" calcext:value-type="float">
            <text:p>92280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43528" calcext:value-type="float">
            <text:p>30.4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1" calcext:value-type="float">
            <text:p>9549261</text:p>
          </table:table-cell>
          <table:table-cell/>
          <table:table-cell office:value-type="float" office:value="62.70889" calcext:value-type="float">
            <text:p>62.70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1" calcext:value-type="float">
            <text:p>92280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88889" calcext:value-type="float">
            <text:p>29.88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2" calcext:value-type="float">
            <text:p>9549262</text:p>
          </table:table-cell>
          <table:table-cell/>
          <table:table-cell office:value-type="float" office:value="59.25306" calcext:value-type="float">
            <text:p>59.25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2" calcext:value-type="float">
            <text:p>922805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7.09889" calcext:value-type="float">
            <text:p>37.09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3" calcext:value-type="float">
            <text:p>9549263</text:p>
          </table:table-cell>
          <table:table-cell/>
          <table:table-cell office:value-type="float" office:value="47.305" calcext:value-type="float">
            <text:p>47.30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3" calcext:value-type="float">
            <text:p>922805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9" calcext:value-type="float">
            <text:p>32.2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4" calcext:value-type="float">
            <text:p>9549264</text:p>
          </table:table-cell>
          <table:table-cell/>
          <table:table-cell office:value-type="float" office:value="57.33444" calcext:value-type="float">
            <text:p>57.33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4" calcext:value-type="float">
            <text:p>922805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3528" calcext:value-type="float">
            <text:p>23.0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5" calcext:value-type="float">
            <text:p>9549265</text:p>
          </table:table-cell>
          <table:table-cell/>
          <table:table-cell office:value-type="float" office:value="62.41444" calcext:value-type="float">
            <text:p>62.41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5" calcext:value-type="float">
            <text:p>922805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6675" calcext:value-type="float">
            <text:p>30.66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6" calcext:value-type="float">
            <text:p>9549266</text:p>
          </table:table-cell>
          <table:table-cell/>
          <table:table-cell office:value-type="float" office:value="47.44028" calcext:value-type="float">
            <text:p>47.44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6" calcext:value-type="float">
            <text:p>922805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4028" calcext:value-type="float">
            <text:p>23.240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7" calcext:value-type="float">
            <text:p>9549267</text:p>
          </table:table-cell>
          <table:table-cell/>
          <table:table-cell office:value-type="float" office:value="47.09194" calcext:value-type="float">
            <text:p>47.09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7" calcext:value-type="float">
            <text:p>922805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0556" calcext:value-type="float">
            <text:p>23.0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8" calcext:value-type="float">
            <text:p>9549268</text:p>
          </table:table-cell>
          <table:table-cell/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8" calcext:value-type="float">
            <text:p>922805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525" calcext:value-type="float">
            <text:p>23.15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9" calcext:value-type="float">
            <text:p>9549269</text:p>
          </table:table-cell>
          <table:table-cell/>
          <table:table-cell office:value-type="float" office:value="47.34139" calcext:value-type="float">
            <text:p>47.34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9" calcext:value-type="float">
            <text:p>922805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62889" calcext:value-type="float">
            <text:p>22.62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0" calcext:value-type="float">
            <text:p>9549270</text:p>
          </table:table-cell>
          <table:table-cell/>
          <table:table-cell office:value-type="float" office:value="65.65361" calcext:value-type="float">
            <text:p>65.6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0" calcext:value-type="float">
            <text:p>922806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31917" calcext:value-type="float">
            <text:p>23.3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1" calcext:value-type="float">
            <text:p>9549271</text:p>
          </table:table-cell>
          <table:table-cell/>
          <table:table-cell office:value-type="float" office:value="62.1325" calcext:value-type="float">
            <text:p>62.13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1" calcext:value-type="float">
            <text:p>922806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9361" calcext:value-type="float">
            <text:p>21.29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2" calcext:value-type="float">
            <text:p>9549272</text:p>
          </table:table-cell>
          <table:table-cell/>
          <table:table-cell office:value-type="float" office:value="67.60556" calcext:value-type="float">
            <text:p>67.60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2" calcext:value-type="float">
            <text:p>922806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61528" calcext:value-type="float">
            <text:p>25.61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3" calcext:value-type="float">
            <text:p>9549273</text:p>
          </table:table-cell>
          <table:table-cell/>
          <table:table-cell office:value-type="float" office:value="47.73778" calcext:value-type="float">
            <text:p>47.73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3" calcext:value-type="float">
            <text:p>922806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0944" calcext:value-type="float">
            <text:p>23.20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4" calcext:value-type="float">
            <text:p>9549274</text:p>
          </table:table-cell>
          <table:table-cell/>
          <table:table-cell office:value-type="float" office:value="52.54333" calcext:value-type="float">
            <text:p>52.54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4" calcext:value-type="float">
            <text:p>922806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42861" calcext:value-type="float">
            <text:p>28.42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5" calcext:value-type="float">
            <text:p>9549275</text:p>
          </table:table-cell>
          <table:table-cell/>
          <table:table-cell office:value-type="float" office:value="52.50444" calcext:value-type="float">
            <text:p>52.50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5" calcext:value-type="float">
            <text:p>922806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725" calcext:value-type="float">
            <text:p>27.37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6" calcext:value-type="float">
            <text:p>9549276</text:p>
          </table:table-cell>
          <table:table-cell/>
          <table:table-cell office:value-type="float" office:value="66.68556" calcext:value-type="float">
            <text:p>66.68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6" calcext:value-type="float">
            <text:p>922806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19972" calcext:value-type="float">
            <text:p>32.19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7" calcext:value-type="float">
            <text:p>9549277</text:p>
          </table:table-cell>
          <table:table-cell/>
          <table:table-cell office:value-type="float" office:value="66.36556" calcext:value-type="float">
            <text:p>66.36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7" calcext:value-type="float">
            <text:p>922806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4778" calcext:value-type="float">
            <text:p>32.2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8" calcext:value-type="float">
            <text:p>9549278</text:p>
          </table:table-cell>
          <table:table-cell/>
          <table:table-cell office:value-type="float" office:value="70.14417" calcext:value-type="float">
            <text:p>70.14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8" calcext:value-type="float">
            <text:p>922806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2225" calcext:value-type="float">
            <text:p>31.22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9" calcext:value-type="float">
            <text:p>9549279</text:p>
          </table:table-cell>
          <table:table-cell/>
          <table:table-cell office:value-type="float" office:value="61.61389" calcext:value-type="float">
            <text:p>61.61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9" calcext:value-type="float">
            <text:p>922806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0194" calcext:value-type="float">
            <text:p>23.10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0" calcext:value-type="float">
            <text:p>9549280</text:p>
          </table:table-cell>
          <table:table-cell/>
          <table:table-cell office:value-type="float" office:value="61.55389" calcext:value-type="float">
            <text:p>61.55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0" calcext:value-type="float">
            <text:p>922807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3306" calcext:value-type="float">
            <text:p>22.93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1" calcext:value-type="float">
            <text:p>9549281</text:p>
          </table:table-cell>
          <table:table-cell/>
          <table:table-cell office:value-type="float" office:value="47.23139" calcext:value-type="float">
            <text:p>47.23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1" calcext:value-type="float">
            <text:p>922807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6972" calcext:value-type="float">
            <text:p>23.26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2" calcext:value-type="float">
            <text:p>9549282</text:p>
          </table:table-cell>
          <table:table-cell/>
          <table:table-cell office:value-type="float" office:value="47.44944" calcext:value-type="float">
            <text:p>47.44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2" calcext:value-type="float">
            <text:p>922807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6389" calcext:value-type="float">
            <text:p>23.16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3" calcext:value-type="float">
            <text:p>9549283</text:p>
          </table:table-cell>
          <table:table-cell/>
          <table:table-cell office:value-type="float" office:value="67.42889" calcext:value-type="float">
            <text:p>67.42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3" calcext:value-type="float">
            <text:p>922807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7025" calcext:value-type="float">
            <text:p>22.70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4" calcext:value-type="float">
            <text:p>9549284</text:p>
          </table:table-cell>
          <table:table-cell/>
          <table:table-cell office:value-type="float" office:value="47.32278" calcext:value-type="float">
            <text:p>47.32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4" calcext:value-type="float">
            <text:p>922807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07611" calcext:value-type="float">
            <text:p>28.07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5" calcext:value-type="float">
            <text:p>9549285</text:p>
          </table:table-cell>
          <table:table-cell/>
          <table:table-cell office:value-type="float" office:value="64.84056" calcext:value-type="float">
            <text:p>64.84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5" calcext:value-type="float">
            <text:p>922807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35111" calcext:value-type="float">
            <text:p>21.35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6" calcext:value-type="float">
            <text:p>9549286</text:p>
          </table:table-cell>
          <table:table-cell/>
          <table:table-cell office:value-type="float" office:value="47.18972" calcext:value-type="float">
            <text:p>47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6" calcext:value-type="float">
            <text:p>922807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4806" calcext:value-type="float">
            <text:p>32.2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7" calcext:value-type="float">
            <text:p>9549287</text:p>
          </table:table-cell>
          <table:table-cell/>
          <table:table-cell office:value-type="float" office:value="47.44389" calcext:value-type="float">
            <text:p>47.44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7" calcext:value-type="float">
            <text:p>922807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28" calcext:value-type="float">
            <text:p>30.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8" calcext:value-type="float">
            <text:p>9549288</text:p>
          </table:table-cell>
          <table:table-cell/>
          <table:table-cell office:value-type="float" office:value="47.16833" calcext:value-type="float">
            <text:p>47.16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8" calcext:value-type="float">
            <text:p>922807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4361" calcext:value-type="float">
            <text:p>23.2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9" calcext:value-type="float">
            <text:p>9549289</text:p>
          </table:table-cell>
          <table:table-cell/>
          <table:table-cell office:value-type="float" office:value="47.36472" calcext:value-type="float">
            <text:p>47.364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9" calcext:value-type="float">
            <text:p>922807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4" calcext:value-type="float">
            <text:p>22.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0" calcext:value-type="float">
            <text:p>9549290</text:p>
          </table:table-cell>
          <table:table-cell/>
          <table:table-cell office:value-type="float" office:value="47.26139" calcext:value-type="float">
            <text:p>47.26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0" calcext:value-type="float">
            <text:p>922808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13639" calcext:value-type="float">
            <text:p>29.13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1" calcext:value-type="float">
            <text:p>9549291</text:p>
          </table:table-cell>
          <table:table-cell/>
          <table:table-cell office:value-type="float" office:value="47.055" calcext:value-type="float">
            <text:p>47.05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1" calcext:value-type="float">
            <text:p>922808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0639" calcext:value-type="float">
            <text:p>23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2" calcext:value-type="float">
            <text:p>9549292</text:p>
          </table:table-cell>
          <table:table-cell/>
          <table:table-cell office:value-type="float" office:value="47.32917" calcext:value-type="float">
            <text:p>47.32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2" calcext:value-type="float">
            <text:p>922808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98222" calcext:value-type="float">
            <text:p>29.98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3" calcext:value-type="float">
            <text:p>9549293</text:p>
          </table:table-cell>
          <table:table-cell/>
          <table:table-cell office:value-type="float" office:value="47.36528" calcext:value-type="float">
            <text:p>47.3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3" calcext:value-type="float">
            <text:p>922808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6694" calcext:value-type="float">
            <text:p>29.46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4" calcext:value-type="float">
            <text:p>9549294</text:p>
          </table:table-cell>
          <table:table-cell/>
          <table:table-cell office:value-type="float" office:value="47.25361" calcext:value-type="float">
            <text:p>47.2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4" calcext:value-type="float">
            <text:p>92280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95639" calcext:value-type="float">
            <text:p>26.95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5" calcext:value-type="float">
            <text:p>9549295</text:p>
          </table:table-cell>
          <table:table-cell/>
          <table:table-cell office:value-type="float" office:value="47.13861" calcext:value-type="float">
            <text:p>47.138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5" calcext:value-type="float">
            <text:p>92280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94111" calcext:value-type="float">
            <text:p>29.94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6" calcext:value-type="float">
            <text:p>9549296</text:p>
          </table:table-cell>
          <table:table-cell/>
          <table:table-cell office:value-type="float" office:value="47.1675" calcext:value-type="float">
            <text:p>47.167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6" calcext:value-type="float">
            <text:p>92280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59417" calcext:value-type="float">
            <text:p>26.59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7" calcext:value-type="float">
            <text:p>9549297</text:p>
          </table:table-cell>
          <table:table-cell/>
          <table:table-cell office:value-type="float" office:value="47.39083" calcext:value-type="float">
            <text:p>47.3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7" calcext:value-type="float">
            <text:p>92280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25417" calcext:value-type="float">
            <text:p>30.25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8" calcext:value-type="float">
            <text:p>9549298</text:p>
          </table:table-cell>
          <table:table-cell/>
          <table:table-cell office:value-type="float" office:value="47.20833" calcext:value-type="float">
            <text:p>47.20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8" calcext:value-type="float">
            <text:p>92280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38944" calcext:value-type="float">
            <text:p>30.38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9" calcext:value-type="float">
            <text:p>9549299</text:p>
          </table:table-cell>
          <table:table-cell/>
          <table:table-cell office:value-type="float" office:value="47.23889" calcext:value-type="float">
            <text:p>47.23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9" calcext:value-type="float">
            <text:p>92280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59778" calcext:value-type="float">
            <text:p>30.59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0" calcext:value-type="float">
            <text:p>9549300</text:p>
          </table:table-cell>
          <table:table-cell/>
          <table:table-cell office:value-type="float" office:value="47.20111" calcext:value-type="float">
            <text:p>47.201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0" calcext:value-type="float">
            <text:p>92280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08972" calcext:value-type="float">
            <text:p>29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1" calcext:value-type="float">
            <text:p>9549301</text:p>
          </table:table-cell>
          <table:table-cell/>
          <table:table-cell office:value-type="float" office:value="47.03806" calcext:value-type="float">
            <text:p>47.038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1" calcext:value-type="float">
            <text:p>92280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97861" calcext:value-type="float">
            <text:p>32.9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2" calcext:value-type="float">
            <text:p>9549302</text:p>
          </table:table-cell>
          <table:table-cell/>
          <table:table-cell office:value-type="float" office:value="47.27639" calcext:value-type="float">
            <text:p>47.276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2" calcext:value-type="float">
            <text:p>92280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01111" calcext:value-type="float">
            <text:p>28.01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3" calcext:value-type="float">
            <text:p>9549303</text:p>
          </table:table-cell>
          <table:table-cell/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3" calcext:value-type="float">
            <text:p>92280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10778" calcext:value-type="float">
            <text:p>29.10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4" calcext:value-type="float">
            <text:p>9549304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4" calcext:value-type="float">
            <text:p>92280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4361" calcext:value-type="float">
            <text:p>28.1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5" calcext:value-type="float">
            <text:p>9549305</text:p>
          </table:table-cell>
          <table:table-cell/>
          <table:table-cell office:value-type="float" office:value="61.05028" calcext:value-type="float">
            <text:p>61.05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5" calcext:value-type="float">
            <text:p>92280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09111" calcext:value-type="float">
            <text:p>30.09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6" calcext:value-type="float">
            <text:p>9549306</text:p>
          </table:table-cell>
          <table:table-cell/>
          <table:table-cell office:value-type="float" office:value="57.69361" calcext:value-type="float">
            <text:p>57.69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6" calcext:value-type="float">
            <text:p>92280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3889" calcext:value-type="float">
            <text:p>27.33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7" calcext:value-type="float">
            <text:p>9549307</text:p>
          </table:table-cell>
          <table:table-cell/>
          <table:table-cell office:value-type="float" office:value="62.01278" calcext:value-type="float">
            <text:p>62.01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7" calcext:value-type="float">
            <text:p>92280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49722" calcext:value-type="float">
            <text:p>30.49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8" calcext:value-type="float">
            <text:p>9549308</text:p>
          </table:table-cell>
          <table:table-cell/>
          <table:table-cell office:value-type="float" office:value="66.51528" calcext:value-type="float">
            <text:p>66.51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8" calcext:value-type="float">
            <text:p>92280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1825" calcext:value-type="float">
            <text:p>30.18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9" calcext:value-type="float">
            <text:p>9549309</text:p>
          </table:table-cell>
          <table:table-cell/>
          <table:table-cell office:value-type="float" office:value="67.55417" calcext:value-type="float">
            <text:p>67.55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9" calcext:value-type="float">
            <text:p>92280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77222" calcext:value-type="float">
            <text:p>26.77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0" calcext:value-type="float">
            <text:p>9549310</text:p>
          </table:table-cell>
          <table:table-cell/>
          <table:table-cell office:value-type="float" office:value="66.72139" calcext:value-type="float">
            <text:p>66.72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0" calcext:value-type="float">
            <text:p>92281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10639" calcext:value-type="float">
            <text:p>27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1" calcext:value-type="float">
            <text:p>9549311</text:p>
          </table:table-cell>
          <table:table-cell/>
          <table:table-cell office:value-type="float" office:value="65.12083" calcext:value-type="float">
            <text:p>65.12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1" calcext:value-type="float">
            <text:p>92281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2" calcext:value-type="float">
            <text:p>9549312</text:p>
          </table:table-cell>
          <table:table-cell/>
          <table:table-cell office:value-type="float" office:value="57.00417" calcext:value-type="float">
            <text:p>57.00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2" calcext:value-type="float">
            <text:p>92281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46333" calcext:value-type="float">
            <text:p>25.4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3" calcext:value-type="float">
            <text:p>9549313</text:p>
          </table:table-cell>
          <table:table-cell/>
          <table:table-cell office:value-type="float" office:value="47.25361" calcext:value-type="float">
            <text:p>47.2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3" calcext:value-type="float">
            <text:p>92281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63417" calcext:value-type="float">
            <text:p>25.6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4" calcext:value-type="float">
            <text:p>9549314</text:p>
          </table:table-cell>
          <table:table-cell/>
          <table:table-cell office:value-type="float" office:value="56.345" calcext:value-type="float">
            <text:p>56.34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4" calcext:value-type="float">
            <text:p>92281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07417" calcext:value-type="float">
            <text:p>25.07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5" calcext:value-type="float">
            <text:p>9549315</text:p>
          </table:table-cell>
          <table:table-cell/>
          <table:table-cell office:value-type="float" office:value="47.3725" calcext:value-type="float">
            <text:p>47.37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5" calcext:value-type="float">
            <text:p>92281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21611" calcext:value-type="float">
            <text:p>29.21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6" calcext:value-type="float">
            <text:p>9549316</text:p>
          </table:table-cell>
          <table:table-cell/>
          <table:table-cell office:value-type="float" office:value="66.77917" calcext:value-type="float">
            <text:p>66.77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6" calcext:value-type="float">
            <text:p>92281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1556" calcext:value-type="float">
            <text:p>21.21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7" calcext:value-type="float">
            <text:p>9549317</text:p>
          </table:table-cell>
          <table:table-cell/>
          <table:table-cell office:value-type="float" office:value="62.75917" calcext:value-type="float">
            <text:p>62.75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7" calcext:value-type="float">
            <text:p>92281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93417" calcext:value-type="float">
            <text:p>23.9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8" calcext:value-type="float">
            <text:p>9549318</text:p>
          </table:table-cell>
          <table:table-cell/>
          <table:table-cell office:value-type="float" office:value="55.87639" calcext:value-type="float">
            <text:p>55.876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8" calcext:value-type="float">
            <text:p>92281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56333" calcext:value-type="float">
            <text:p>24.5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9" calcext:value-type="float">
            <text:p>9549319</text:p>
          </table:table-cell>
          <table:table-cell/>
          <table:table-cell office:value-type="float" office:value="67.09833" calcext:value-type="float">
            <text:p>67.09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9" calcext:value-type="float">
            <text:p>92281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85333" calcext:value-type="float">
            <text:p>28.85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0" calcext:value-type="float">
            <text:p>9549320</text:p>
          </table:table-cell>
          <table:table-cell/>
          <table:table-cell office:value-type="float" office:value="67.11667" calcext:value-type="float">
            <text:p>67.116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0" calcext:value-type="float">
            <text:p>92281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59278" calcext:value-type="float">
            <text:p>24.592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1" calcext:value-type="float">
            <text:p>9549321</text:p>
          </table:table-cell>
          <table:table-cell/>
          <table:table-cell office:value-type="float" office:value="63.605" calcext:value-type="float">
            <text:p>63.60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1" calcext:value-type="float">
            <text:p>92281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14778" calcext:value-type="float">
            <text:p>25.1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2" calcext:value-type="float">
            <text:p>9549322</text:p>
          </table:table-cell>
          <table:table-cell/>
          <table:table-cell office:value-type="float" office:value="50.13222" calcext:value-type="float">
            <text:p>50.132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2" calcext:value-type="float">
            <text:p>92281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9175" calcext:value-type="float">
            <text:p>20.91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3" calcext:value-type="float">
            <text:p>9549323</text:p>
          </table:table-cell>
          <table:table-cell/>
          <table:table-cell office:value-type="float" office:value="63.8975" calcext:value-type="float">
            <text:p>63.897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3" calcext:value-type="float">
            <text:p>92281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6806" calcext:value-type="float">
            <text:p>21.2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4" calcext:value-type="float">
            <text:p>9549324</text:p>
          </table:table-cell>
          <table:table-cell/>
          <table:table-cell office:value-type="float" office:value="66.89944" calcext:value-type="float">
            <text:p>66.89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4" calcext:value-type="float">
            <text:p>92281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4.57861" calcext:value-type="float">
            <text:p>34.5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5" calcext:value-type="float">
            <text:p>9549325</text:p>
          </table:table-cell>
          <table:table-cell/>
          <table:table-cell office:value-type="float" office:value="66.55583" calcext:value-type="float">
            <text:p>66.55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5" calcext:value-type="float">
            <text:p>92281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21333" calcext:value-type="float">
            <text:p>31.21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6" calcext:value-type="float">
            <text:p>9549326</text:p>
          </table:table-cell>
          <table:table-cell/>
          <table:table-cell office:value-type="float" office:value="63.77722" calcext:value-type="float">
            <text:p>63.777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6" calcext:value-type="float">
            <text:p>92281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40694" calcext:value-type="float">
            <text:p>25.40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7" calcext:value-type="float">
            <text:p>9549327</text:p>
          </table:table-cell>
          <table:table-cell/>
          <table:table-cell office:value-type="float" office:value="66.4525" calcext:value-type="float">
            <text:p>66.45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7" calcext:value-type="float">
            <text:p>92281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46583" calcext:value-type="float">
            <text:p>31.46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8" calcext:value-type="float">
            <text:p>9549328</text:p>
          </table:table-cell>
          <table:table-cell/>
          <table:table-cell office:value-type="float" office:value="64.96056" calcext:value-type="float">
            <text:p>64.96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8" calcext:value-type="float">
            <text:p>92281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79833" calcext:value-type="float">
            <text:p>25.79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9" calcext:value-type="float">
            <text:p>9549329</text:p>
          </table:table-cell>
          <table:table-cell/>
          <table:table-cell office:value-type="float" office:value="65.08194" calcext:value-type="float">
            <text:p>65.08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9" calcext:value-type="float">
            <text:p>92281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23333" calcext:value-type="float">
            <text:p>22.23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0" calcext:value-type="float">
            <text:p>9549330</text:p>
          </table:table-cell>
          <table:table-cell/>
          <table:table-cell office:value-type="float" office:value="68.34806" calcext:value-type="float">
            <text:p>68.348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0" calcext:value-type="float">
            <text:p>92281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0556" calcext:value-type="float">
            <text:p>23.2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1" calcext:value-type="float">
            <text:p>9549331</text:p>
          </table:table-cell>
          <table:table-cell/>
          <table:table-cell office:value-type="float" office:value="49.45556" calcext:value-type="float">
            <text:p>49.45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1" calcext:value-type="float">
            <text:p>92281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37083" calcext:value-type="float">
            <text:p>25.370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2" calcext:value-type="float">
            <text:p>9549332</text:p>
          </table:table-cell>
          <table:table-cell/>
          <table:table-cell office:value-type="float" office:value="63.97583" calcext:value-type="float">
            <text:p>63.97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2" calcext:value-type="float">
            <text:p>92281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7528" calcext:value-type="float">
            <text:p>23.17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3" calcext:value-type="float">
            <text:p>9549333</text:p>
          </table:table-cell>
          <table:table-cell/>
          <table:table-cell office:value-type="float" office:value="63.36" calcext:value-type="float">
            <text:p>63.3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3" calcext:value-type="float">
            <text:p>92281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08917" calcext:value-type="float">
            <text:p>21.08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4" calcext:value-type="float">
            <text:p>9549334</text:p>
          </table:table-cell>
          <table:table-cell/>
          <table:table-cell office:value-type="float" office:value="64.66306" calcext:value-type="float">
            <text:p>64.66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4" calcext:value-type="float">
            <text:p>92281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64806" calcext:value-type="float">
            <text:p>20.6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5" calcext:value-type="float">
            <text:p>9549335</text:p>
          </table:table-cell>
          <table:table-cell/>
          <table:table-cell office:value-type="float" office:value="63.10333" calcext:value-type="float">
            <text:p>63.10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5" calcext:value-type="float">
            <text:p>92281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72806" calcext:value-type="float">
            <text:p>20.72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6" calcext:value-type="float">
            <text:p>9549336</text:p>
          </table:table-cell>
          <table:table-cell/>
          <table:table-cell office:value-type="float" office:value="63.90583" calcext:value-type="float">
            <text:p>63.90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6" calcext:value-type="float">
            <text:p>92281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53861" calcext:value-type="float">
            <text:p>26.53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7" calcext:value-type="float">
            <text:p>9549337</text:p>
          </table:table-cell>
          <table:table-cell/>
          <table:table-cell office:value-type="float" office:value="67.15333" calcext:value-type="float">
            <text:p>67.15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7" calcext:value-type="float">
            <text:p>92281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27194" calcext:value-type="float">
            <text:p>22.27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8" calcext:value-type="float">
            <text:p>9549338</text:p>
          </table:table-cell>
          <table:table-cell/>
          <table:table-cell office:value-type="float" office:value="65.18972" calcext:value-type="float">
            <text:p>65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8" calcext:value-type="float">
            <text:p>92281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4361" calcext:value-type="float">
            <text:p>23.043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78" calcext:value-type="float">
            <text:p>9594478</text:p>
          </table:table-cell>
          <table:table-cell/>
          <table:table-cell office:value-type="float" office:value="59.7475" calcext:value-type="float">
            <text:p>59.74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7" calcext:value-type="float">
            <text:p>93360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17056" calcext:value-type="float">
            <text:p>29.170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79" calcext:value-type="float">
            <text:p>9594479</text:p>
          </table:table-cell>
          <table:table-cell/>
          <table:table-cell office:value-type="float" office:value="60.86556" calcext:value-type="float">
            <text:p>60.86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8" calcext:value-type="float">
            <text:p>93360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40472" calcext:value-type="float">
            <text:p>21.404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0" calcext:value-type="float">
            <text:p>9594480</text:p>
          </table:table-cell>
          <table:table-cell/>
          <table:table-cell office:value-type="float" office:value="64.6225" calcext:value-type="float">
            <text:p>64.622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9" calcext:value-type="float">
            <text:p>93360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17278" calcext:value-type="float">
            <text:p>30.172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1" calcext:value-type="float">
            <text:p>9594481</text:p>
          </table:table-cell>
          <table:table-cell/>
          <table:table-cell office:value-type="float" office:value="66.47194" calcext:value-type="float">
            <text:p>66.47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0" calcext:value-type="float">
            <text:p>93360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6306" calcext:value-type="float">
            <text:p>21.16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2" calcext:value-type="float">
            <text:p>9594482</text:p>
          </table:table-cell>
          <table:table-cell/>
          <table:table-cell office:value-type="float" office:value="65.25944" calcext:value-type="float">
            <text:p>65.25944</text:p>
          </table:table-cell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091" calcext:value-type="float">
            <text:p>93360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72778" calcext:value-type="float">
            <text:p>20.72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3" calcext:value-type="float">
            <text:p>9594483</text:p>
          </table:table-cell>
          <table:table-cell/>
          <table:table-cell office:value-type="float" office:value="59.85278" calcext:value-type="float">
            <text:p>59.85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2" calcext:value-type="float">
            <text:p>93360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10222" calcext:value-type="float">
            <text:p>24.10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4" calcext:value-type="float">
            <text:p>9594484</text:p>
          </table:table-cell>
          <table:table-cell/>
          <table:table-cell office:value-type="float" office:value="47.31806" calcext:value-type="float">
            <text:p>47.318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3" calcext:value-type="float">
            <text:p>93360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19528" calcext:value-type="float">
            <text:p>22.1952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5" calcext:value-type="float">
            <text:p>9594485</text:p>
          </table:table-cell>
          <table:table-cell/>
          <table:table-cell office:value-type="float" office:value="61.45556" calcext:value-type="float">
            <text:p>61.45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4" calcext:value-type="float">
            <text:p>93360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72194" calcext:value-type="float">
            <text:p>20.72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6" calcext:value-type="float">
            <text:p>9594486</text:p>
          </table:table-cell>
          <table:table-cell/>
          <table:table-cell office:value-type="float" office:value="61.08861" calcext:value-type="float">
            <text:p>61.088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5" calcext:value-type="float">
            <text:p>93360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87444" calcext:value-type="float">
            <text:p>29.87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7" calcext:value-type="float">
            <text:p>9594487</text:p>
          </table:table-cell>
          <table:table-cell/>
          <table:table-cell office:value-type="float" office:value="67.31472" calcext:value-type="float">
            <text:p>67.3147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6" calcext:value-type="float">
            <text:p>93360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06778" calcext:value-type="float">
            <text:p>30.06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8" calcext:value-type="float">
            <text:p>9594488</text:p>
          </table:table-cell>
          <table:table-cell/>
          <table:table-cell office:value-type="float" office:value="64.91333" calcext:value-type="float">
            <text:p>64.913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7" calcext:value-type="float">
            <text:p>93360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4.50083" calcext:value-type="float">
            <text:p>54.50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9" calcext:value-type="float">
            <text:p>9594489</text:p>
          </table:table-cell>
          <table:table-cell/>
          <table:table-cell office:value-type="float" office:value="65.35306" calcext:value-type="float">
            <text:p>65.353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8" calcext:value-type="float">
            <text:p>93360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5083" calcext:value-type="float">
            <text:p>21.15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0" calcext:value-type="float">
            <text:p>9594490</text:p>
          </table:table-cell>
          <table:table-cell/>
          <table:table-cell office:value-type="float" office:value="65.31722" calcext:value-type="float">
            <text:p>65.31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9" calcext:value-type="float">
            <text:p>93360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4639" calcext:value-type="float">
            <text:p>23.1463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1" calcext:value-type="float">
            <text:p>9594491</text:p>
          </table:table-cell>
          <table:table-cell/>
          <table:table-cell office:value-type="float" office:value="51.84861" calcext:value-type="float">
            <text:p>51.848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0" calcext:value-type="float">
            <text:p>93361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42694" calcext:value-type="float">
            <text:p>27.426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2" calcext:value-type="float">
            <text:p>9594492</text:p>
          </table:table-cell>
          <table:table-cell/>
          <table:table-cell office:value-type="float" office:value="65.48944" calcext:value-type="float">
            <text:p>65.48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1" calcext:value-type="float">
            <text:p>93361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91722" calcext:value-type="float">
            <text:p>29.91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3" calcext:value-type="float">
            <text:p>9594493</text:p>
          </table:table-cell>
          <table:table-cell/>
          <table:table-cell office:value-type="float" office:value="54.60917" calcext:value-type="float">
            <text:p>54.60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2" calcext:value-type="float">
            <text:p>93361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3.45972" calcext:value-type="float">
            <text:p>33.45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4" calcext:value-type="float">
            <text:p>9594494</text:p>
          </table:table-cell>
          <table:table-cell/>
          <table:table-cell office:value-type="float" office:value="59.79639" calcext:value-type="float">
            <text:p>59.79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3" calcext:value-type="float">
            <text:p>93361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68222" calcext:value-type="float">
            <text:p>31.68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5" calcext:value-type="float">
            <text:p>9594495</text:p>
          </table:table-cell>
          <table:table-cell/>
          <table:table-cell office:value-type="float" office:value="61.72556" calcext:value-type="float">
            <text:p>61.72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4" calcext:value-type="float">
            <text:p>93361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5389" calcext:value-type="float">
            <text:p>23.15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6" calcext:value-type="float">
            <text:p>9594496</text:p>
          </table:table-cell>
          <table:table-cell/>
          <table:table-cell office:value-type="float" office:value="64.52694" calcext:value-type="float">
            <text:p>64.526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5" calcext:value-type="float">
            <text:p>93361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3083" calcext:value-type="float">
            <text:p>23.23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7" calcext:value-type="float">
            <text:p>9594497</text:p>
          </table:table-cell>
          <table:table-cell/>
          <table:table-cell office:value-type="float" office:value="47.34056" calcext:value-type="float">
            <text:p>47.34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6" calcext:value-type="float">
            <text:p>93361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55556" calcext:value-type="float">
            <text:p>32.55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8" calcext:value-type="float">
            <text:p>9594498</text:p>
          </table:table-cell>
          <table:table-cell/>
          <table:table-cell office:value-type="float" office:value="61.37" calcext:value-type="float">
            <text:p>61.3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7" calcext:value-type="float">
            <text:p>93361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18833" calcext:value-type="float">
            <text:p>22.188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9" calcext:value-type="float">
            <text:p>9594499</text:p>
          </table:table-cell>
          <table:table-cell/>
          <table:table-cell office:value-type="float" office:value="54.91694" calcext:value-type="float">
            <text:p>54.916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8" calcext:value-type="float">
            <text:p>93361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50722" calcext:value-type="float">
            <text:p>30.50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0" calcext:value-type="float">
            <text:p>9594500</text:p>
          </table:table-cell>
          <table:table-cell/>
          <table:table-cell office:value-type="float" office:value="61.80333" calcext:value-type="float">
            <text:p>61.803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9" calcext:value-type="float">
            <text:p>93361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4167" calcext:value-type="float">
            <text:p>23.14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1" calcext:value-type="float">
            <text:p>9594501</text:p>
          </table:table-cell>
          <table:table-cell/>
          <table:table-cell office:value-type="float" office:value="61.57083" calcext:value-type="float">
            <text:p>61.57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0" calcext:value-type="float">
            <text:p>93361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1167" calcext:value-type="float">
            <text:p>23.11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2" calcext:value-type="float">
            <text:p>9594502</text:p>
          </table:table-cell>
          <table:table-cell/>
          <table:table-cell office:value-type="float" office:value="52.12833" calcext:value-type="float">
            <text:p>52.12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1" calcext:value-type="float">
            <text:p>93361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2389" calcext:value-type="float">
            <text:p>23.02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3" calcext:value-type="float">
            <text:p>9594503</text:p>
          </table:table-cell>
          <table:table-cell/>
          <table:table-cell office:value-type="float" office:value="64.87556" calcext:value-type="float">
            <text:p>64.87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2" calcext:value-type="float">
            <text:p>93361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0389" calcext:value-type="float">
            <text:p>21.10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4" calcext:value-type="float">
            <text:p>9594504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13" calcext:value-type="float">
            <text:p>93361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865" calcext:value-type="float">
            <text:p>20.86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5" calcext:value-type="float">
            <text:p>9594505</text:p>
          </table:table-cell>
          <table:table-cell/>
          <table:table-cell office:value-type="float" office:value="69.70167" calcext:value-type="float">
            <text:p>69.701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4" calcext:value-type="float">
            <text:p>93361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72722" calcext:value-type="float">
            <text:p>25.72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6" calcext:value-type="float">
            <text:p>9594506</text:p>
          </table:table-cell>
          <table:table-cell/>
          <table:table-cell office:value-type="float" office:value="47.27167" calcext:value-type="float">
            <text:p>47.271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5" calcext:value-type="float">
            <text:p>93361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0806" calcext:value-type="float">
            <text:p>23.008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7" calcext:value-type="float">
            <text:p>9594507</text:p>
          </table:table-cell>
          <table:table-cell/>
          <table:table-cell office:value-type="float" office:value="67.25889" calcext:value-type="float">
            <text:p>67.25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6" calcext:value-type="float">
            <text:p>93361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85722" calcext:value-type="float">
            <text:p>32.85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8" calcext:value-type="float">
            <text:p>9594508</text:p>
          </table:table-cell>
          <table:table-cell/>
          <table:table-cell office:value-type="float" office:value="64.55944" calcext:value-type="float">
            <text:p>64.55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7" calcext:value-type="float">
            <text:p>93361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6.89167" calcext:value-type="float">
            <text:p>36.89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9" calcext:value-type="float">
            <text:p>9594509</text:p>
          </table:table-cell>
          <table:table-cell/>
          <table:table-cell office:value-type="float" office:value="65.25" calcext:value-type="float">
            <text:p>65.2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8" calcext:value-type="float">
            <text:p>93361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0083" calcext:value-type="float">
            <text:p>22.80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0" calcext:value-type="float">
            <text:p>9594510</text:p>
          </table:table-cell>
          <table:table-cell/>
          <table:table-cell office:value-type="float" office:value="54.07083" calcext:value-type="float">
            <text:p>54.07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9" calcext:value-type="float">
            <text:p>93361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9972" calcext:value-type="float">
            <text:p>23.09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1" calcext:value-type="float">
            <text:p>9594511</text:p>
          </table:table-cell>
          <table:table-cell/>
          <table:table-cell office:value-type="float" office:value="60.02222" calcext:value-type="float">
            <text:p>60.02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0" calcext:value-type="float">
            <text:p>93361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5222" calcext:value-type="float">
            <text:p>21.15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2" calcext:value-type="float">
            <text:p>9594512</text:p>
          </table:table-cell>
          <table:table-cell/>
          <table:table-cell office:value-type="float" office:value="67.79139" calcext:value-type="float">
            <text:p>67.79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1" calcext:value-type="float">
            <text:p>93361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85444" calcext:value-type="float">
            <text:p>24.85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3" calcext:value-type="float">
            <text:p>9594513</text:p>
          </table:table-cell>
          <table:table-cell/>
          <table:table-cell office:value-type="float" office:value="66.51056" calcext:value-type="float">
            <text:p>66.51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2" calcext:value-type="float">
            <text:p>93361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94889" calcext:value-type="float">
            <text:p>24.948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4" calcext:value-type="float">
            <text:p>9594514</text:p>
          </table:table-cell>
          <table:table-cell/>
          <table:table-cell office:value-type="float" office:value="51.05889" calcext:value-type="float">
            <text:p>51.05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3" calcext:value-type="float">
            <text:p>93361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79111" calcext:value-type="float">
            <text:p>24.79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5" calcext:value-type="float">
            <text:p>9594515</text:p>
          </table:table-cell>
          <table:table-cell/>
          <table:table-cell office:value-type="float" office:value="65.53083" calcext:value-type="float">
            <text:p>65.53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4" calcext:value-type="float">
            <text:p>93361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3667" calcext:value-type="float">
            <text:p>22.836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6" calcext:value-type="float">
            <text:p>9594516</text:p>
          </table:table-cell>
          <table:table-cell/>
          <table:table-cell office:value-type="float" office:value="70.54722" calcext:value-type="float">
            <text:p>70.54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5" calcext:value-type="float">
            <text:p>93361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47444" calcext:value-type="float">
            <text:p>21.47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7" calcext:value-type="float">
            <text:p>9594517</text:p>
          </table:table-cell>
          <table:table-cell/>
          <table:table-cell office:value-type="float" office:value="51.96417" calcext:value-type="float">
            <text:p>51.96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6" calcext:value-type="float">
            <text:p>93361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7361" calcext:value-type="float">
            <text:p>22.973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8" calcext:value-type="float">
            <text:p>9594518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27" calcext:value-type="float">
            <text:p>93361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5917" calcext:value-type="float">
            <text:p>21.159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9" calcext:value-type="float">
            <text:p>9594519</text:p>
          </table:table-cell>
          <table:table-cell/>
          <table:table-cell office:value-type="float" office:value="63.12361" calcext:value-type="float">
            <text:p>63.123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8" calcext:value-type="float">
            <text:p>93361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81806" calcext:value-type="float">
            <text:p>27.818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0" calcext:value-type="float">
            <text:p>9594520</text:p>
          </table:table-cell>
          <table:table-cell/>
          <table:table-cell office:value-type="float" office:value="61.2075" calcext:value-type="float">
            <text:p>61.20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9" calcext:value-type="float">
            <text:p>93361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41722" calcext:value-type="float">
            <text:p>31.41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1" calcext:value-type="float">
            <text:p>9594521</text:p>
          </table:table-cell>
          <table:table-cell/>
          <table:table-cell office:value-type="float" office:value="70.07417" calcext:value-type="float">
            <text:p>70.07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0" calcext:value-type="float">
            <text:p>93361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89556" calcext:value-type="float">
            <text:p>20.89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2" calcext:value-type="float">
            <text:p>9594522</text:p>
          </table:table-cell>
          <table:table-cell/>
          <table:table-cell office:value-type="float" office:value="63.13444" calcext:value-type="float">
            <text:p>63.134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1" calcext:value-type="float">
            <text:p>93361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4.76333" calcext:value-type="float">
            <text:p>34.76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3" calcext:value-type="float">
            <text:p>9594523</text:p>
          </table:table-cell>
          <table:table-cell/>
          <table:table-cell office:value-type="float" office:value="47.43083" calcext:value-type="float">
            <text:p>47.43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2" calcext:value-type="float">
            <text:p>93361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01" calcext:value-type="float">
            <text:p>22.0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4" calcext:value-type="float">
            <text:p>9594524</text:p>
          </table:table-cell>
          <table:table-cell/>
          <table:table-cell office:value-type="float" office:value="51.42889" calcext:value-type="float">
            <text:p>51.42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3" calcext:value-type="float">
            <text:p>93361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8194" calcext:value-type="float">
            <text:p>22.98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5" calcext:value-type="float">
            <text:p>9594525</text:p>
          </table:table-cell>
          <table:table-cell/>
          <table:table-cell office:value-type="float" office:value="47.36556" calcext:value-type="float">
            <text:p>47.36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4" calcext:value-type="float">
            <text:p>93361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48917" calcext:value-type="float">
            <text:p>21.489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6" calcext:value-type="float">
            <text:p>9594526</text:p>
          </table:table-cell>
          <table:table-cell/>
          <table:table-cell office:value-type="float" office:value="66.02111" calcext:value-type="float">
            <text:p>66.021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5" calcext:value-type="float">
            <text:p>93361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97111" calcext:value-type="float">
            <text:p>26.97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7" calcext:value-type="float">
            <text:p>9594527</text:p>
          </table:table-cell>
          <table:table-cell/>
          <table:table-cell office:value-type="float" office:value="56.99833" calcext:value-type="float">
            <text:p>56.99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6" calcext:value-type="float">
            <text:p>93361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0975" calcext:value-type="float">
            <text:p>21.09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8" calcext:value-type="float">
            <text:p>9594528</text:p>
          </table:table-cell>
          <table:table-cell/>
          <table:table-cell office:value-type="float" office:value="58.70222" calcext:value-type="float">
            <text:p>58.70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7" calcext:value-type="float">
            <text:p>93361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51222" calcext:value-type="float">
            <text:p>25.51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9" calcext:value-type="float">
            <text:p>9594529</text:p>
          </table:table-cell>
          <table:table-cell/>
          <table:table-cell office:value-type="float" office:value="64.76611" calcext:value-type="float">
            <text:p>64.76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8" calcext:value-type="float">
            <text:p>93361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075" calcext:value-type="float">
            <text:p>23.00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0" calcext:value-type="float">
            <text:p>9594530</text:p>
          </table:table-cell>
          <table:table-cell/>
          <table:table-cell office:value-type="float" office:value="66.70611" calcext:value-type="float">
            <text:p>66.70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9" calcext:value-type="float">
            <text:p>93361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7278" calcext:value-type="float">
            <text:p>23.172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1" calcext:value-type="float">
            <text:p>9594531</text:p>
          </table:table-cell>
          <table:table-cell/>
          <table:table-cell office:value-type="float" office:value="55.33194" calcext:value-type="float">
            <text:p>55.33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0" calcext:value-type="float">
            <text:p>93361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65" calcext:value-type="float">
            <text:p>23.16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2" calcext:value-type="float">
            <text:p>9594532</text:p>
          </table:table-cell>
          <table:table-cell/>
          <table:table-cell office:value-type="float" office:value="62.93306" calcext:value-type="float">
            <text:p>62.933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1" calcext:value-type="float">
            <text:p>93361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2083" calcext:value-type="float">
            <text:p>23.12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3" calcext:value-type="float">
            <text:p>9594533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2" calcext:value-type="float">
            <text:p>93361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38083" calcext:value-type="float">
            <text:p>21.38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4" calcext:value-type="float">
            <text:p>9594534</text:p>
          </table:table-cell>
          <table:table-cell/>
          <table:table-cell office:value-type="float" office:value="71.90722" calcext:value-type="float">
            <text:p>71.90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3" calcext:value-type="float">
            <text:p>93361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49333" calcext:value-type="float">
            <text:p>22.49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5" calcext:value-type="float">
            <text:p>9594535</text:p>
          </table:table-cell>
          <table:table-cell/>
          <table:table-cell office:value-type="float" office:value="54.95528" calcext:value-type="float">
            <text:p>54.95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4" calcext:value-type="float">
            <text:p>93361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2944" calcext:value-type="float">
            <text:p>23.229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6" calcext:value-type="float">
            <text:p>9594536</text:p>
          </table:table-cell>
          <table:table-cell/>
          <table:table-cell office:value-type="float" office:value="61.47778" calcext:value-type="float">
            <text:p>61.477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5" calcext:value-type="float">
            <text:p>93361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73417" calcext:value-type="float">
            <text:p>24.734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7" calcext:value-type="float">
            <text:p>9594537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6" calcext:value-type="float">
            <text:p>93361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9167" calcext:value-type="float">
            <text:p>23.09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8" calcext:value-type="float">
            <text:p>9594538</text:p>
          </table:table-cell>
          <table:table-cell/>
          <table:table-cell office:value-type="float" office:value="50.98722" calcext:value-type="float">
            <text:p>50.98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7" calcext:value-type="float">
            <text:p>93361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74306" calcext:value-type="float">
            <text:p>22.74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9" calcext:value-type="float">
            <text:p>9594539</text:p>
          </table:table-cell>
          <table:table-cell/>
          <table:table-cell office:value-type="float" office:value="58.23528" calcext:value-type="float">
            <text:p>58.23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8" calcext:value-type="float">
            <text:p>93361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98417" calcext:value-type="float">
            <text:p>21.984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0" calcext:value-type="float">
            <text:p>9594540</text:p>
          </table:table-cell>
          <table:table-cell/>
          <table:table-cell office:value-type="float" office:value="47.60444" calcext:value-type="float">
            <text:p>47.604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9" calcext:value-type="float">
            <text:p>93361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32722" calcext:value-type="float">
            <text:p>30.32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1" calcext:value-type="float">
            <text:p>9594541</text:p>
          </table:table-cell>
          <table:table-cell/>
          <table:table-cell office:value-type="float" office:value="47.29722" calcext:value-type="float">
            <text:p>47.29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0" calcext:value-type="float">
            <text:p>93361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37222" calcext:value-type="float">
            <text:p>30.37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2" calcext:value-type="float">
            <text:p>9594542</text:p>
          </table:table-cell>
          <table:table-cell/>
          <table:table-cell office:value-type="float" office:value="51.58139" calcext:value-type="float">
            <text:p>51.58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1" calcext:value-type="float">
            <text:p>93361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3" calcext:value-type="float">
            <text:p>9594543</text:p>
          </table:table-cell>
          <table:table-cell/>
          <table:table-cell office:value-type="float" office:value="66.86778" calcext:value-type="float">
            <text:p>66.867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2" calcext:value-type="float">
            <text:p>933615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4778" calcext:value-type="float">
            <text:p>23.04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4" calcext:value-type="float">
            <text:p>9594544</text:p>
          </table:table-cell>
          <table:table-cell/>
          <table:table-cell office:value-type="float" office:value="65.95389" calcext:value-type="float">
            <text:p>65.953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3" calcext:value-type="float">
            <text:p>933615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5" calcext:value-type="float">
            <text:p>9594545</text:p>
          </table:table-cell>
          <table:table-cell/>
          <table:table-cell office:value-type="float" office:value="63.34833" calcext:value-type="float">
            <text:p>63.34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4" calcext:value-type="float">
            <text:p>933615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93889" calcext:value-type="float">
            <text:p>20.938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6" calcext:value-type="float">
            <text:p>9594546</text:p>
          </table:table-cell>
          <table:table-cell/>
          <table:table-cell office:value-type="float" office:value="66.19806" calcext:value-type="float">
            <text:p>66.198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5" calcext:value-type="float">
            <text:p>933615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94667" calcext:value-type="float">
            <text:p>20.946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7" calcext:value-type="float">
            <text:p>9594547</text:p>
          </table:table-cell>
          <table:table-cell/>
          <table:table-cell office:value-type="float" office:value="62.14222" calcext:value-type="float">
            <text:p>62.14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6" calcext:value-type="float">
            <text:p>933615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225" calcext:value-type="float">
            <text:p>21.22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8" calcext:value-type="float">
            <text:p>9594548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7" calcext:value-type="float">
            <text:p>933615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9" calcext:value-type="float">
            <text:p>9594549</text:p>
          </table:table-cell>
          <table:table-cell/>
          <table:table-cell office:value-type="float" office:value="66.59611" calcext:value-type="float">
            <text:p>66.59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8" calcext:value-type="float">
            <text:p>933615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0" calcext:value-type="float">
            <text:p>9594550</text:p>
          </table:table-cell>
          <table:table-cell/>
          <table:table-cell office:value-type="float" office:value="66.53722" calcext:value-type="float">
            <text:p>66.53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9" calcext:value-type="float">
            <text:p>933615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65778" calcext:value-type="float">
            <text:p>22.65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1" calcext:value-type="float">
            <text:p>9594551</text:p>
          </table:table-cell>
          <table:table-cell/>
          <table:table-cell office:value-type="float" office:value="66.24667" calcext:value-type="float">
            <text:p>66.246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0" calcext:value-type="float">
            <text:p>933616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44556" calcext:value-type="float">
            <text:p>21.44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2" calcext:value-type="float">
            <text:p>9594552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1" calcext:value-type="float">
            <text:p>933616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975" calcext:value-type="float">
            <text:p>23.09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3" calcext:value-type="float">
            <text:p>9594553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2" calcext:value-type="float">
            <text:p>933616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68861" calcext:value-type="float">
            <text:p>23.688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4" calcext:value-type="float">
            <text:p>9594554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3" calcext:value-type="float">
            <text:p>933616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3222" calcext:value-type="float">
            <text:p>21.13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5" calcext:value-type="float">
            <text:p>9594555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4" calcext:value-type="float">
            <text:p>933616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8333" calcext:value-type="float">
            <text:p>22.98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6" calcext:value-type="float">
            <text:p>9594556</text:p>
          </table:table-cell>
          <table:table-cell/>
          <table:table-cell office:value-type="float" office:value="61.01028" calcext:value-type="float">
            <text:p>61.010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5" calcext:value-type="float">
            <text:p>933616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7" calcext:value-type="float">
            <text:p>9594557</text:p>
          </table:table-cell>
          <table:table-cell/>
          <table:table-cell office:value-type="float" office:value="66.79194" calcext:value-type="float">
            <text:p>66.79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6" calcext:value-type="float">
            <text:p>933616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8" calcext:value-type="float">
            <text:p>9594558</text:p>
          </table:table-cell>
          <table:table-cell/>
          <table:table-cell office:value-type="float" office:value="58.92583" calcext:value-type="float">
            <text:p>58.925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7" calcext:value-type="float">
            <text:p>933616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9" calcext:value-type="float">
            <text:p>9594559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8" calcext:value-type="float">
            <text:p>933616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0" calcext:value-type="float">
            <text:p>9594560</text:p>
          </table:table-cell>
          <table:table-cell/>
          <table:table-cell office:value-type="float" office:value="62.62194" calcext:value-type="float">
            <text:p>62.62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9" calcext:value-type="float">
            <text:p>933616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1" calcext:value-type="float">
            <text:p>9594561</text:p>
          </table:table-cell>
          <table:table-cell/>
          <table:table-cell office:value-type="float" office:value="63.72944" calcext:value-type="float">
            <text:p>63.72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0" calcext:value-type="float">
            <text:p>933617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2" calcext:value-type="float">
            <text:p>9594562</text:p>
          </table:table-cell>
          <table:table-cell/>
          <table:table-cell office:value-type="float" office:value="60.72278" calcext:value-type="float">
            <text:p>60.72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1" calcext:value-type="float">
            <text:p>933617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3" calcext:value-type="float">
            <text:p>9594563</text:p>
          </table:table-cell>
          <table:table-cell/>
          <table:table-cell office:value-type="float" office:value="61.09139" calcext:value-type="float">
            <text:p>61.09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2" calcext:value-type="float">
            <text:p>933617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4" calcext:value-type="float">
            <text:p>9594564</text:p>
          </table:table-cell>
          <table:table-cell/>
          <table:table-cell office:value-type="float" office:value="71.32028" calcext:value-type="float">
            <text:p>71.320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3" calcext:value-type="float">
            <text:p>933617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5" calcext:value-type="float">
            <text:p>9594565</text:p>
          </table:table-cell>
          <table:table-cell/>
          <table:table-cell office:value-type="float" office:value="71.32056" calcext:value-type="float">
            <text:p>71.32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4" calcext:value-type="float">
            <text:p>933617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6" calcext:value-type="float">
            <text:p>9594566</text:p>
          </table:table-cell>
          <table:table-cell/>
          <table:table-cell office:value-type="float" office:value="66.65917" calcext:value-type="float">
            <text:p>66.65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5" calcext:value-type="float">
            <text:p>933617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7" calcext:value-type="float">
            <text:p>9594567</text:p>
          </table:table-cell>
          <table:table-cell/>
          <table:table-cell office:value-type="float" office:value="62.17917" calcext:value-type="float">
            <text:p>62.17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6" calcext:value-type="float">
            <text:p>933617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8" calcext:value-type="float">
            <text:p>9594568</text:p>
          </table:table-cell>
          <table:table-cell/>
          <table:table-cell office:value-type="float" office:value="64.17639" calcext:value-type="float">
            <text:p>64.17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7" calcext:value-type="float">
            <text:p>933617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9" calcext:value-type="float">
            <text:p>9594569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8" calcext:value-type="float">
            <text:p>933617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0" calcext:value-type="float">
            <text:p>9594570</text:p>
          </table:table-cell>
          <table:table-cell/>
          <table:table-cell office:value-type="float" office:value="69.3375" calcext:value-type="float">
            <text:p>69.33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9" calcext:value-type="float">
            <text:p>933617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1" calcext:value-type="float">
            <text:p>9594571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0" calcext:value-type="float">
            <text:p>933618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2" calcext:value-type="float">
            <text:p>9594572</text:p>
          </table:table-cell>
          <table:table-cell/>
          <table:table-cell office:value-type="float" office:value="63.85472" calcext:value-type="float">
            <text:p>63.8547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1" calcext:value-type="float">
            <text:p>933618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3" calcext:value-type="float">
            <text:p>9594573</text:p>
          </table:table-cell>
          <table:table-cell/>
          <table:table-cell office:value-type="float" office:value="71.74528" calcext:value-type="float">
            <text:p>71.74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2" calcext:value-type="float">
            <text:p>933618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4" calcext:value-type="float">
            <text:p>9594574</text:p>
          </table:table-cell>
          <table:table-cell/>
          <table:table-cell office:value-type="float" office:value="66.70639" calcext:value-type="float">
            <text:p>66.70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3" calcext:value-type="float">
            <text:p>933618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5" calcext:value-type="float">
            <text:p>9594575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4" calcext:value-type="float">
            <text:p>93361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6" calcext:value-type="float">
            <text:p>9594576</text:p>
          </table:table-cell>
          <table:table-cell/>
          <table:table-cell office:value-type="float" office:value="68.45278" calcext:value-type="float">
            <text:p>68.45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5" calcext:value-type="float">
            <text:p>93361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7" calcext:value-type="float">
            <text:p>9594577</text:p>
          </table:table-cell>
          <table:table-cell/>
          <table:table-cell office:value-type="float" office:value="68.48417" calcext:value-type="float">
            <text:p>68.48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6" calcext:value-type="float">
            <text:p>93361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78" calcext:value-type="float">
            <text:p>97409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79" calcext:value-type="float">
            <text:p>97409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0" calcext:value-type="float">
            <text:p>97409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1" calcext:value-type="float">
            <text:p>97409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2" calcext:value-type="float">
            <text:p>97409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3" calcext:value-type="float">
            <text:p>97409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4" calcext:value-type="float">
            <text:p>97409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5" calcext:value-type="float">
            <text:p>97409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6" calcext:value-type="float">
            <text:p>97409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7" calcext:value-type="float">
            <text:p>97409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8" calcext:value-type="float">
            <text:p>97409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9" calcext:value-type="float">
            <text:p>97409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0" calcext:value-type="float">
            <text:p>97409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1" calcext:value-type="float">
            <text:p>97409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2" calcext:value-type="float">
            <text:p>97409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3" calcext:value-type="float">
            <text:p>97409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4" calcext:value-type="float">
            <text:p>97409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5" calcext:value-type="float">
            <text:p>97409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6" calcext:value-type="float">
            <text:p>97409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7" calcext:value-type="float">
            <text:p>97409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8" calcext:value-type="float">
            <text:p>97409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9" calcext:value-type="float">
            <text:p>97409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0" calcext:value-type="float">
            <text:p>97410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1" calcext:value-type="float">
            <text:p>97410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2" calcext:value-type="float">
            <text:p>97410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3" calcext:value-type="float">
            <text:p>97410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4" calcext:value-type="float">
            <text:p>97410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5" calcext:value-type="float">
            <text:p>97410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6" calcext:value-type="float">
            <text:p>97410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7" calcext:value-type="float">
            <text:p>97410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8" calcext:value-type="float">
            <text:p>97410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9" calcext:value-type="float">
            <text:p>97410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0" calcext:value-type="float">
            <text:p>97410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1" calcext:value-type="float">
            <text:p>97410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2" calcext:value-type="float">
            <text:p>97410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3" calcext:value-type="float">
            <text:p>97410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4" calcext:value-type="float">
            <text:p>97410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5" calcext:value-type="float">
            <text:p>97410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6" calcext:value-type="float">
            <text:p>97410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7" calcext:value-type="float">
            <text:p>97410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8" calcext:value-type="float">
            <text:p>97410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9" calcext:value-type="float">
            <text:p>97410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0" calcext:value-type="float">
            <text:p>97410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1" calcext:value-type="float">
            <text:p>97410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2" calcext:value-type="float">
            <text:p>97410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3" calcext:value-type="float">
            <text:p>97410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4" calcext:value-type="float">
            <text:p>97410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5" calcext:value-type="float">
            <text:p>97410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6" calcext:value-type="float">
            <text:p>97410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7" calcext:value-type="float">
            <text:p>97410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8" calcext:value-type="float">
            <text:p>97410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9" calcext:value-type="float">
            <text:p>97410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0" calcext:value-type="float">
            <text:p>97410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1" calcext:value-type="float">
            <text:p>97410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2" calcext:value-type="float">
            <text:p>97410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3" calcext:value-type="float">
            <text:p>97410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4" calcext:value-type="float">
            <text:p>97410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5" calcext:value-type="float">
            <text:p>97410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6" calcext:value-type="float">
            <text:p>97410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7" calcext:value-type="float">
            <text:p>97410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8" calcext:value-type="float">
            <text:p>97410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9" calcext:value-type="float">
            <text:p>97410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0" calcext:value-type="float">
            <text:p>97410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1" calcext:value-type="float">
            <text:p>97410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2" calcext:value-type="float">
            <text:p>97410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3" calcext:value-type="float">
            <text:p>97410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4" calcext:value-type="float">
            <text:p>97410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5" calcext:value-type="float">
            <text:p>97410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6" calcext:value-type="float">
            <text:p>97410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7" calcext:value-type="float">
            <text:p>97410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8" calcext:value-type="float">
            <text:p>97410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9" calcext:value-type="float">
            <text:p>97410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0" calcext:value-type="float">
            <text:p>97410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1" calcext:value-type="float">
            <text:p>97410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2" calcext:value-type="float">
            <text:p>97410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3" calcext:value-type="float">
            <text:p>97410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4" calcext:value-type="float">
            <text:p>97410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5" calcext:value-type="float">
            <text:p>97410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6" calcext:value-type="float">
            <text:p>97410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7" calcext:value-type="float">
            <text:p>97410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8" calcext:value-type="float">
            <text:p>97410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9" calcext:value-type="float">
            <text:p>97410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0" calcext:value-type="float">
            <text:p>97410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1" calcext:value-type="float">
            <text:p>97410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2" calcext:value-type="float">
            <text:p>97410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3" calcext:value-type="float">
            <text:p>97410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4" calcext:value-type="float">
            <text:p>97410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5" calcext:value-type="float">
            <text:p>97410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6" calcext:value-type="float">
            <text:p>97410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7" calcext:value-type="float">
            <text:p>97410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8" calcext:value-type="float">
            <text:p>97410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9" calcext:value-type="float">
            <text:p>97410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0" calcext:value-type="float">
            <text:p>97410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1" calcext:value-type="float">
            <text:p>97410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2" calcext:value-type="float">
            <text:p>97410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3" calcext:value-type="float">
            <text:p>97410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4" calcext:value-type="float">
            <text:p>97410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5" calcext:value-type="float">
            <text:p>97410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6" calcext:value-type="float">
            <text:p>97410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7" calcext:value-type="float">
            <text:p>97410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4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'DejaVu Sans Mono'" style:font-family-generic="modern" style:font-pitch="fixed"/>
    <style:font-face style:name="Liberation Mono1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5.2$Linux_X86_64 LibreOffice_project/30$Build-2</meta:generator>
    <dc:date>2022-09-21T10:41:46.586635146</dc:date>
    <meta:editing-duration>P5DT22H36M15S</meta:editing-duration>
    <meta:editing-cycles>308</meta:editing-cycles>
    <meta:document-statistic meta:table-count="1" meta:cell-count="9963" meta:object-count="0"/>
  </office:meta>
</office:document-meta>
</file>